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2" svg:font-family="Calibri" style:font-adornments="Light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pt"/>
    </style:style>
    <style:style style:name="co2" style:family="table-column">
      <style:table-column-properties fo:break-before="auto" style:column-width="9.81pt"/>
    </style:style>
    <style:style style:name="co3" style:family="table-column">
      <style:table-column-properties fo:break-before="auto" style:column-width="3.6pt"/>
    </style:style>
    <style:style style:name="co4" style:family="table-column">
      <style:table-column-properties fo:break-before="auto" style:column-width="10.8pt"/>
    </style:style>
    <style:style style:name="co5" style:family="table-column">
      <style:table-column-properties fo:break-before="auto" style:column-width="18pt"/>
    </style:style>
    <style:style style:name="co6" style:family="table-column">
      <style:table-column-properties fo:break-before="auto" style:column-width="21.6pt"/>
    </style:style>
    <style:style style:name="co7" style:family="table-column">
      <style:table-column-properties fo:break-before="auto" style:column-width="14.4pt"/>
    </style:style>
    <style:style style:name="co8" style:family="table-column">
      <style:table-column-properties fo:break-before="auto" style:column-width="64.8pt"/>
    </style:style>
    <style:style style:name="ro1" style:family="table-row">
      <style:table-row-properties style:row-height="7.26pt" fo:break-before="auto" style:use-optimal-row-height="false"/>
    </style:style>
    <style:style style:name="ro2" style:family="table-row">
      <style:table-row-properties style:row-height="10.09pt" fo:break-before="auto" style:use-optimal-row-height="false"/>
    </style:style>
    <style:style style:name="ro3" style:family="table-row">
      <style:table-row-properties style:row-height="31.04pt" fo:break-before="auto" style:use-optimal-row-height="true"/>
    </style:style>
    <style:style style:name="ro4" style:family="table-row">
      <style:table-row-properties style:row-height="3.6pt" fo:break-before="auto" style:use-optimal-row-height="false"/>
    </style:style>
    <style:style style:name="ro5" style:family="table-row">
      <style:table-row-properties style:row-height="18pt" fo:break-before="auto" style:use-optimal-row-height="false"/>
    </style:style>
    <style:style style:name="ro6" style:family="table-row">
      <style:table-row-properties style:row-height="10.09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PageStyle_5f_frame-read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vertical-align="middle"/>
    </style:style>
    <style:style style:name="ce4" style:family="table-cell" style:parent-style-name="Default">
      <style:table-cell-properties fo:background-color="#ffffff" style:rotation-align="none"/>
    </style:style>
    <style:style style:name="ce5" style:family="table-cell" style:parent-style-name="Default">
      <style:table-cell-properties fo:background-color="#000000" style:rotation-align="none"/>
    </style:style>
    <style:style style:name="ce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fo:background-color="#000000" style:rotation-align="none" style:vertical-align="middle"/>
    </style:style>
    <style:style style:name="ce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ackground-color="transparent" style:rotation-align="none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ackground-color="#66ccff" style:text-align-source="fix" style:repeat-content="false" style:vertical-align="middle"/>
      <style:paragraph-properties fo:text-align="start" fo:margin-left="0pt"/>
      <style:text-properties fo:color="#0000cc" style:font-name="Calibri2" fo:font-weight="bold" style:font-name-asian="Calibri2" style:font-weight-asian="bold" style:font-name-complex="Calibri2" style:font-weight-complex="bold"/>
    </style:style>
    <style:style style:name="ce1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ackground-color="#66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fo:background-color="#66ccff" style:text-align-source="fix" style:repeat-content="false" style:vertical-align="bottom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66cc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fo:background-color="#66ccff" style:vertical-align="middle"/>
    </style:style>
    <style:style style:name="ce23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4" style:family="table-cell" style:parent-style-name="Default">
      <style:table-cell-properties fo:background-color="#66ccff" style:text-align-source="fix" style:repeat-content="false" style:vertical-align="middle"/>
      <style:paragraph-properties fo:text-align="end" fo:margin-left="0pt"/>
      <style:text-properties fo:color="#0000cc" style:font-name="Calibri2" fo:font-weight="bold" style:font-name-asian="Calibri2" style:font-weight-asian="bold" style:font-name-complex="Calibri2" style:font-weight-complex="bold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ffff" style:text-align-source="fix" style:repeat-content="false" style:rotation-align="none" style:vertical-align="middle"/>
      <style:paragraph-properties fo:text-align="center"/>
    </style:style>
    <style:style style:name="ce27" style:family="table-cell" style:parent-style-name="Default">
      <style:table-cell-properties fo:background-color="#808080" style:vertical-align="middle"/>
    </style:style>
    <style:style style:name="ce28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pt"/>
      <style:text-properties fo:color="#ffffff"/>
    </style:style>
    <style:style style:name="ce29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1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/>
    </style:style>
    <style:style style:name="ce32" style:family="table-cell" style:parent-style-name="Default">
      <style:table-cell-properties fo:background-color="#808080" style:rotation-align="none" style:vertical-align="middle"/>
    </style:style>
    <style:style style:name="ce33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/>
    </style:style>
    <style:style style:name="ce36" style:family="table-cell" style:parent-style-name="Default">
      <style:table-cell-properties fo:background-color="#ffffff" style:rotation-align="none" style:vertical-align="middle"/>
    </style:style>
    <style:style style:name="ce37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8" style:family="table-cell" style:parent-style-name="Default">
      <style:table-cell-properties fo:background-color="#66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cc"/>
    </style:style>
    <style:style style:name="ce39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40" style:family="table-cell" style:parent-style-name="Default">
      <style:table-cell-properties fo:background-color="#66cc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style:vertical-align="middle"/>
    </style:style>
    <style:style style:name="gr1" style:family="graphic">
      <style:graphic-properties svg:stroke-width="1.45pt" svg:stroke-color="#999999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gr2" style:family="graphic">
      <style:graphic-properties svg:stroke-width="1.45pt" svg:stroke-color="#808080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gr3" style:family="graphic">
      <style:graphic-properties draw:stroke="dash" draw:stroke-dash="Fine_20_Dashed" svg:stroke-width="0.71pt" svg:stroke-color="#808080" draw:marker-start-width="6.72pt" draw:marker-end-width="6.72pt" draw:textarea-horizontal-align="center" draw:textarea-vertical-align="middle" fo:padding-top="0.34pt" fo:padding-bottom="0.34pt" fo:padding-left="0.34pt" fo:padding-right="0.34pt" draw:shadow-offset-x="8.65pt" draw:shadow-offset-y="8.65pt"/>
    </style:style>
    <style:style style:name="gr4" style:family="graphic">
      <style:graphic-properties draw:stroke="solid" svg:stroke-width="2.01pt" svg:stroke-color="#ff420e" draw:marker-end="msArrowEnd_20_8" draw:marker-end-width="10.06pt" draw:marker-end-center="false" draw:fill="none" draw:textarea-horizontal-align="center" draw:textarea-vertical-align="top" draw:auto-grow-height="false" fo:padding-top="3.54pt" fo:padding-bottom="3.54pt" fo:padding-left="7.09pt" fo:padding-right="7.09pt" fo:wrap-option="wrap" draw:shadow="hidden" draw:shadow-offset-x="0pt" draw:shadow-offset-y="1.45pt" draw:shadow-color="#000000" draw:shadow-opacity="38%"/>
    </style:style>
    <style:style style:name="gr5" style:family="graphic">
      <style:graphic-properties draw:stroke="solid" svg:stroke-width="2.01pt" svg:stroke-color="#4f81bd" draw:marker-end="msArrowEnd_20_8" draw:marker-end-width="10.06pt" draw:marker-end-center="false" draw:fill="none" draw:textarea-horizontal-align="center" draw:textarea-vertical-align="top" draw:auto-grow-height="false" fo:padding-top="3.54pt" fo:padding-bottom="3.54pt" fo:padding-left="7.09pt" fo:padding-right="7.09pt" fo:wrap-option="wrap" draw:shadow="hidden" draw:shadow-offset-x="0pt" draw:shadow-offset-y="1.45pt" draw:shadow-color="#000000" draw:shadow-opacity="38%"/>
    </style:style>
    <style:style style:name="gr6" style:family="graphic">
      <style:graphic-properties svg:stroke-width="5.75pt" svg:stroke-color="#808080" draw:marker-start-width="14.26pt" draw:marker-end-width="14.26pt" draw:fill-color="#666666" draw:textarea-horizontal-align="center" draw:textarea-vertical-align="middle" fo:padding-top="2.83pt" fo:padding-bottom="2.83pt" fo:padding-left="2.83pt" fo:padding-right="2.83pt"/>
    </style:style>
    <style:style style:name="gr7" style:family="graphic">
      <style:graphic-properties draw:stroke="solid" svg:stroke-width="2.01pt" svg:stroke-color="#ff420e" draw:marker-end="msArrowEnd_20_8" draw:marker-end-width="10.06pt" draw:marker-end-center="false" draw:fill="solid" draw:fill-color="#729fcf" draw:textarea-horizontal-align="center" draw:textarea-vertical-align="top" draw:auto-grow-height="false" fo:padding-top="3.54pt" fo:padding-bottom="3.54pt" fo:padding-left="7.09pt" fo:padding-right="7.09pt" fo:wrap-option="wrap" draw:shadow="hidden" draw:shadow-offset-x="0pt" draw:shadow-offset-y="1.45pt" draw:shadow-color="#000000" draw:shadow-opacity="38%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loext:graphic-properties draw:fill="solid" draw:fill-color="#729fcf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rame-rea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8" table:default-cell-style-name="Default"/>
        <table:table-column table:style-name="co7" table:default-cell-style-name="Default"/>
        <table:table-column table:style-name="co7" table:default-cell-style-name="ce1"/>
        <table:table-column table:style-name="co7" table:default-cell-style-name="Default"/>
        <table:table-column table:style-name="co5" table:number-columns-repeated="8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8" table:default-cell-style-name="Default"/>
        <table:table-column table:style-name="co7" table:number-columns-repeated="3" table:default-cell-style-name="ce1"/>
        <table:table-column table:style-name="co5" table:number-columns-repeated="8" table:default-cell-style-name="Default"/>
        <table:table-column table:style-name="co7" table:default-cell-style-name="ce1"/>
        <table:table-column table:style-name="co3" table:default-cell-style-name="Default"/>
        <table:table-column table:style-name="co2" table:default-cell-style-name="ce10"/>
        <table:table-column table:style-name="co8" table:number-columns-repeated="31" table:default-cell-style-name="ce1"/>
        <table:table-column table:style-name="co8" table:number-columns-repeated="921" table:default-cell-style-name="Default"/>
        <table:table-row table:style-name="ro1">
          <table:table-cell/>
          <table:table-cell table:style-name="ce4" table:number-columns-repeated="71"/>
          <table:table-cell table:number-columns-repeated="31"/>
          <table:table-cell table:style-name="ce1" table:number-columns-repeated="907"/>
          <table:table-cell table:number-columns-repeated="14"/>
        </table:table-row>
        <table:table-row table:style-name="ro2">
          <table:table-cell/>
          <table:table-cell table:style-name="ce5" table:number-columns-repeated="12"/>
          <table:table-cell table:style-name="ce5">
            <draw:line table:end-cell-address="'frame-read'.N4" table:end-x="10.12pt" table:end-y="0.23pt" draw:z-index="80" draw:style-name="gr1" draw:text-style-name="P1" svg:x1="9.75pt" svg:y1="9.33pt" svg:x2="10.12pt" svg:y2="40.59pt">
              <text:p/>
            </draw:line>
          </table:table-cell>
          <table:table-cell table:style-name="ce5" table:number-columns-repeated="34"/>
          <table:table-cell table:style-name="ce5">
            <draw:line table:end-cell-address="'frame-read'.AW3" table:end-x="10.63pt" table:end-y="30.1pt" draw:z-index="81" draw:style-name="gr2" draw:text-style-name="P1" svg:x1="10.63pt" svg:y1="9.33pt" svg:x2="10.63pt" svg:y2="40.22pt">
              <text:p/>
            </draw:line>
          </table:table-cell>
          <table:table-cell table:style-name="ce5" table:number-columns-repeated="23"/>
          <table:table-cell table:number-columns-repeated="952"/>
        </table:table-row>
        <table:table-row table:style-name="ro3">
          <table:table-cell table:style-name="ce2"/>
          <table:table-cell table:style-name="ce6"/>
          <table:table-cell table:style-name="ce2" table:number-columns-repeated="2"/>
          <table:table-cell table:style-name="ce13" office:value-type="string" calcext:value-type="string" table:number-columns-spanned="8" table:number-rows-spanned="1">
            <text:p>FRAME BUFFER</text:p>
            <text:p>REFRESH READ</text:p>
          </table:table-cell>
          <table:covered-table-cell table:number-columns-repeated="7" table:style-name="ce2"/>
          <table:table-cell table:style-name="ce2" table:number-columns-repeated="2"/>
          <table:table-cell table:style-name="ce13" office:value-type="string" calcext:value-type="string" table:number-columns-spanned="21" table:number-rows-spanned="1">
            <text:p>SCREEN REFRESH</text:p>
          </table:table-cell>
          <table:covered-table-cell table:number-columns-repeated="10" table:style-name="ce2"/>
          <table:covered-table-cell table:style-name="ce13"/>
          <table:covered-table-cell table:number-columns-repeated="9" table:style-name="ce2"/>
          <table:table-cell table:style-name="ce2"/>
          <table:table-cell table:style-name="ce6"/>
          <table:table-cell table:style-name="ce2" table:number-columns-repeated="2"/>
          <table:table-cell table:style-name="ce13" office:value-type="string" calcext:value-type="string" table:number-columns-spanned="8" table:number-rows-spanned="1">
            <text:p>FRAME BUFFER</text:p>
            <text:p>REFRESH READ</text:p>
          </table:table-cell>
          <table:covered-table-cell table:number-columns-repeated="7" table:style-name="ce2"/>
          <table:table-cell table:style-name="ce2" table:number-columns-repeated="2"/>
          <table:table-cell table:style-name="ce13" office:value-type="string" calcext:value-type="string" table:number-columns-spanned="21" table:number-rows-spanned="1">
            <text:p>SCREEN REFRESH</text:p>
          </table:table-cell>
          <table:covered-table-cell table:number-columns-repeated="10" table:style-name="ce2"/>
          <table:covered-table-cell table:style-name="ce13"/>
          <table:covered-table-cell table:number-columns-repeated="9" table:style-name="ce2"/>
          <table:table-cell table:style-name="ce2"/>
          <table:table-cell table:style-name="ce6"/>
          <table:table-cell table:style-name="ce2" table:number-columns-repeated="31"/>
          <table:table-cell table:style-name="ce42" table:number-columns-repeated="907"/>
          <table:table-cell table:number-columns-repeated="14"/>
        </table:table-row>
        <table:table-row table:style-name="ro2">
          <table:table-cell/>
          <table:table-cell table:style-name="ce5" table:number-columns-repeated="12"/>
          <table:table-cell table:style-name="ce5">
            <draw:line table:end-cell-address="'frame-read'.N48" table:end-x="10.4pt" table:end-y="0.11pt" draw:z-index="82" draw:style-name="gr3" draw:text-style-name="P1" svg:x1="10.4pt" svg:y1="8.31pt" svg:x2="10.4pt" svg:y2="644.51pt">
              <text:p/>
            </draw:line>
          </table:table-cell>
          <table:table-cell table:style-name="ce5" table:number-columns-repeated="34"/>
          <table:table-cell table:style-name="ce5">
            <draw:line table:end-cell-address="'frame-read'.AW48" table:end-x="10.86pt" table:end-y="0.17pt" draw:z-index="83" draw:style-name="gr3" draw:text-style-name="P1" svg:x1="10.86pt" svg:y1="8.36pt" svg:x2="10.86pt" svg:y2="644.57pt">
              <text:p/>
            </draw:line>
          </table:table-cell>
          <table:table-cell table:style-name="ce5" table:number-columns-repeated="23"/>
          <table:table-cell table:style-name="ce4" table:number-columns-repeated="17"/>
          <table:table-cell table:number-columns-repeated="935"/>
        </table:table-row>
        <table:table-row table:style-name="ro4">
          <table:table-cell/>
          <table:table-cell table:style-name="ce7"/>
          <table:table-cell table:style-name="ce1" table:number-columns-repeated="2"/>
          <table:table-cell table:style-name="ce14" office:value-type="string" calcext:value-type="string">
            <text:p/>
            <text:p/>
          </table:table-cell>
          <table:table-cell table:style-name="ce11" table:number-columns-repeated="7"/>
          <table:table-cell table:style-name="ce4" table:number-columns-repeated="2"/>
          <table:table-cell table:style-name="ce26"/>
          <table:table-cell table:style-name="ce14"/>
          <table:table-cell table:style-name="ce11" table:number-columns-repeated="8"/>
          <table:table-cell/>
          <table:table-cell table:style-name="ce26"/>
          <table:table-cell table:style-name="ce14"/>
          <table:table-cell table:style-name="ce11" table:number-columns-repeated="9"/>
          <table:table-cell table:style-name="ce7"/>
          <table:table-cell table:style-name="ce1" table:number-columns-repeated="2"/>
          <table:table-cell table:style-name="ce37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/>
          <table:table-cell table:style-name="ce11"/>
          <table:table-cell table:style-name="ce7"/>
          <table:table-cell table:number-columns-repeated="952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5" table:number-columns-repeated="8"/>
          <table:table-cell table:style-name="ce24" office:value-type="string" calcext:value-type="string">
            <text:p>–</text:p>
          </table:table-cell>
          <table:table-cell table:style-name="ce3"/>
          <table:table-cell table:style-name="ce27" table:number-columns-repeated="10"/>
          <table:table-cell table:style-name="ce3"/>
          <table:table-cell table:style-name="ce27" table:number-columns-repeated="10"/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38" table:number-columns-repeated="8"/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2" table:number-columns-repeated="8"/>
          <table:table-cell table:style-name="ce27"/>
          <table:table-cell table:style-name="ce3"/>
          <table:table-cell table:style-name="ce27"/>
          <table:table-cell table:style-name="ce32" table:number-columns-repeated="8"/>
          <table:table-cell table:style-name="ce27"/>
          <table:table-cell table:style-name="ce3"/>
          <table:table-cell table:style-name="ce8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11"/>
          <table:table-cell table:style-name="ce12" office:value-type="string" calcext:value-type="string">
            <text:p>–</text:p>
          </table:table-cell>
          <table:table-cell table:style-name="ce16" office:value-type="float" office:value="0" calcext:value-type="float">
            <text:p>0</text:p>
            <draw:line table:end-cell-address="'frame-read'.L7" table:end-x="7.29pt" table:end-y="2.95pt" draw:z-index="0" draw:name="Straight Connector 5" draw:style-name="gr4" draw:text-style-name="P2" svg:x1="3.86pt" svg:y1="-0.71pt" svg:x2="133.29pt" svg:y2="2.15pt">
              <text:p/>
            </draw:line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0" calcext:value-type="float">
            <text:p>0</text:p>
            <draw:line table:end-cell-address="'frame-read'.W7" table:end-x="6.97pt" table:end-y="4pt" draw:z-index="7" draw:name="Straight Connector 5" draw:style-name="gr5" draw:text-style-name="P2" svg:x1="3.32pt" svg:y1="-0.48pt" svg:x2="132.97pt" svg:y2="3.2pt">
              <text:p/>
            </draw:line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3"/>
          <table:table-cell table:style-name="ce3"/>
          <table:table-cell table:style-name="ce27"/>
          <table:table-cell table:style-name="ce16" office:value-type="float" office:value="4" calcext:value-type="float">
            <text:p>4</text:p>
            <draw:line table:end-cell-address="'frame-read'.AA11" table:end-x="4.54pt" table:end-y="11.17pt" draw:z-index="46" draw:name="Straight Connector 5" draw:style-name="gr5" draw:text-style-name="P2" svg:x1="0.11pt" svg:y1="82.37pt" svg:x2="4.54pt" svg:y2="11pt">
              <text:p/>
            </draw:line>
            <draw:line table:end-cell-address="'frame-read'.AB11" table:end-x="3.43pt" table:end-y="11.48pt" draw:z-index="47" draw:name="Straight Connector 5" draw:style-name="gr5" draw:text-style-name="P2" svg:x1="17.91pt" svg:y1="82.69pt" svg:x2="21.43pt" svg:y2="11pt">
              <text:p/>
            </draw:line>
          </table:table-cell>
          <table:table-cell table:style-name="ce16" office:value-type="float" office:value="9" calcext:value-type="float">
            <text:p>9</text:p>
          </table:table-cell>
          <table:table-cell table:style-name="ce23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9" calcext:value-type="float">
            <text:p>39</text:p>
          </table:table-cell>
          <table:table-cell table:style-name="ce33"/>
          <table:table-cell table:style-name="ce34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6" office:value-type="float" office:value="0" calcext:value-type="float">
            <text:p>0</text:p>
            <draw:line table:end-cell-address="'frame-read'.AN11" table:end-x="2.32pt" table:end-y="7.85pt" draw:z-index="4" draw:name="Straight Connector 18" draw:style-name="gr4" draw:text-style-name="P2" svg:x1="0.03pt" svg:y1="3.17pt" svg:x2="2.32pt" svg:y2="79.06pt">
              <text:p/>
            </draw:line>
            <draw:line table:end-cell-address="'frame-read'.AO11" table:end-x="2.04pt" table:end-y="7.99pt" draw:z-index="10" draw:name="Straight Connector 18" draw:style-name="gr4" draw:text-style-name="P2" svg:x1="17.4pt" svg:y1="3.32pt" svg:x2="20.04pt" svg:y2="79.2pt">
              <text:p/>
            </draw:line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0" calcext:value-type="float">
            <text:p>0</text:p>
            <draw:line table:end-cell-address="'frame-read'.BF7" table:end-x="7pt" table:end-y="3.83pt" draw:z-index="70" draw:name="Straight Connector 5" draw:style-name="gr5" draw:text-style-name="P2" svg:x1="3.34pt" svg:y1="-0.65pt" svg:x2="133pt" svg:y2="3.03pt">
              <text:p/>
            </draw:line>
            <draw:line table:end-cell-address="'frame-read'.BF8" table:end-x="7pt" table:end-y="3.54pt" draw:z-index="71" draw:name="Straight Connector 5" draw:style-name="gr5" draw:text-style-name="P2" svg:x1="1.98pt" svg:y1="16.95pt" svg:x2="133pt" svg:y2="20.75pt">
              <text:p/>
            </draw:line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7" calcext:value-type="float">
            <text:p>17</text:p>
          </table:table-cell>
          <table:table-cell table:style-name="ce27"/>
          <table:table-cell table:style-name="ce3"/>
          <table:table-cell table:style-name="ce27">
            <draw:line table:end-cell-address="'frame-read'.BJ11" table:end-x="2.69pt" table:end-y="11.85pt" draw:z-index="72" draw:name="Straight Connector 5" draw:style-name="gr5" draw:text-style-name="P2" svg:x1="14.12pt" svg:y1="83.06pt" svg:x2="17.09pt" svg:y2="11.14pt">
              <text:p/>
            </draw:line>
          </table:table-cell>
          <table:table-cell table:style-name="ce16" office:value-type="float" office:value="32" calcext:value-type="float">
            <text:p>32</text:p>
            <draw:line table:end-cell-address="'frame-read'.BK11" table:end-x="2.35pt" table:end-y="12.16pt" draw:z-index="73" draw:name="Straight Connector 5" draw:style-name="gr5" draw:text-style-name="P2" svg:x1="17.57pt" svg:y1="83.37pt" svg:x2="20.35pt" svg:y2="11.14pt">
              <text:p/>
            </draw:line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27"/>
          <table:table-cell table:style-name="ce34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11"/>
          <table:table-cell table:style-name="ce12" office:value-type="string" calcext:value-type="string">
            <text:p>–</text:p>
          </table:table-cell>
          <table:table-cell table:style-name="ce17" office:value-type="float" office:value="8" calcext:value-type="float">
            <text:p>8</text:p>
            <draw:line table:end-cell-address="'frame-read'.L8" table:end-x="6.66pt" table:end-y="3.8pt" draw:z-index="6" draw:name="Straight Connector 5" draw:style-name="gr4" draw:text-style-name="P2" svg:x1="3.09pt" svg:y1="-0.48pt" svg:x2="132.66pt" svg:y2="3pt">
              <text:p/>
            </draw:line>
          </table:table-cell>
          <table:table-cell table:style-name="ce17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8" calcext:value-type="float">
            <text:p>8</text:p>
            <draw:line table:end-cell-address="'frame-read'.W8" table:end-x="6.97pt" table:end-y="4.34pt" draw:z-index="8" draw:name="Straight Connector 5" draw:style-name="gr5" draw:text-style-name="P2" svg:x1="1.96pt" svg:y1="-0.26pt" svg:x2="132.97pt" svg:y2="3.54pt">
              <text:p/>
            </draw:line>
          </table:table-cell>
          <table:table-cell table:style-name="ce30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3"/>
          <table:table-cell table:style-name="ce3"/>
          <table:table-cell table:style-name="ce27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23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23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8" calcext:value-type="float">
            <text:p>38</text:p>
          </table:table-cell>
          <table:table-cell table:style-name="ce33"/>
          <table:table-cell table:style-name="ce34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" calcext:value-type="float">
            <text:p>3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27"/>
          <table:table-cell table:style-name="ce34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24" office:value-type="string" calcext:value-type="string">
            <text:p>–</text:p>
          </table:table-cell>
          <table:table-cell table:style-name="ce25" office:value-type="string" calcext:value-type="string">
            <text:p>→</text:p>
          </table:table-cell>
          <table:table-cell table:style-name="ce27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3"/>
          <table:table-cell table:style-name="ce25" office:value-type="string" calcext:value-type="string">
            <text:p>or</text:p>
          </table:table-cell>
          <table:table-cell table:style-name="ce27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23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23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7" calcext:value-type="float">
            <text:p>37</text:p>
          </table:table-cell>
          <table:table-cell table:style-name="ce33"/>
          <table:table-cell table:style-name="ce34"/>
          <table:table-cell table:style-name="ce9"/>
          <table:table-cell table:style-name="ce11"/>
          <table:table-cell table:style-name="ce12" office:value-type="string" calcext:value-type="string">
            <text:p>–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24" office:value-type="string" calcext:value-type="string">
            <text:p>–</text:p>
          </table:table-cell>
          <table:table-cell table:style-name="ce25" office:value-type="string" calcext:value-type="string">
            <text:p>→</text:p>
          </table:table-cell>
          <table:table-cell table:style-name="ce41"/>
          <table:table-cell table:style-name="ce23" office:value-type="float" office:value="11" calcext:value-type="float">
            <text:p>11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8" calcext:value-type="float">
            <text:p>28</text:p>
          </table:table-cell>
          <table:table-cell table:style-name="ce27"/>
          <table:table-cell table:style-name="ce25" office:value-type="string" calcext:value-type="string">
            <text:p>or</text:p>
          </table:table-cell>
          <table:table-cell table:style-name="ce41"/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27"/>
          <table:table-cell table:style-name="ce34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11"/>
          <table:table-cell table:style-name="ce12" office:value-type="string" calcext:value-type="string">
            <text:p>–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30" office:value-type="float" office:value="31" calcext:value-type="float">
            <text:p>31</text:p>
          </table:table-cell>
          <table:table-cell table:style-name="ce33"/>
          <table:table-cell table:style-name="ce3"/>
          <table:table-cell table:style-name="ce27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23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style-name="ce33"/>
          <table:table-cell table:style-name="ce34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5" calcext:value-type="float">
            <text:p>5</text:p>
          </table:table-cell>
          <table:table-cell table:style-name="ce23" office:value-type="float" office:value="13" calcext:value-type="float">
            <text:p>13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6" calcext:value-type="float">
            <text:p>6</text:p>
          </table:table-cell>
          <table:table-cell table:style-name="ce23" office:value-type="float" office:value="14" calcext:value-type="float">
            <text:p>14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27"/>
          <table:table-cell table:style-name="ce34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11"/>
          <table:table-cell table:style-name="ce12" office:value-type="string" calcext:value-type="string">
            <text:p>–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9" calcext:value-type="float">
            <text:p>39</text:p>
          </table:table-cell>
          <table:table-cell table:style-name="ce33"/>
          <table:table-cell table:style-name="ce3"/>
          <table:table-cell table:style-name="ce27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23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23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23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33"/>
          <table:table-cell table:style-name="ce34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30" calcext:value-type="float">
            <text:p>30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9" calcext:value-type="float">
            <text:p>39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27"/>
          <table:table-cell table:style-name="ce34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7"/>
          <table:table-cell table:style-name="ce3"/>
          <table:table-cell table:style-name="ce12" office:value-type="string" calcext:value-type="string">
            <text:p>–</text:p>
          </table:table-cell>
          <table:table-cell table:style-name="ce18" office:value-type="string" calcext:value-type="string" table:number-columns-spanned="8" table:number-rows-spanned="1">
            <text:p>FRAME BUFFER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/>
          <table:table-cell table:style-name="ce28" office:value-type="string" calcext:value-type="string" table:number-columns-spanned="10" table:number-rows-spanned="1">
            <text:p>SCREEN (Landscape refresh)</text:p>
          </table:table-cell>
          <table:covered-table-cell table:number-columns-repeated="3" table:style-name="ce31"/>
          <table:covered-table-cell table:style-name="ce31">
            <draw:line table:end-cell-address="'frame-read'.S13" table:end-x="17.35pt" table:end-y="11.17pt" draw:z-index="13" draw:style-name="gr6" draw:text-style-name="P3" svg:x1="17.35pt" svg:y1="28.37pt" svg:x2="17.35pt" svg:y2="15.59pt">
              <text:p/>
            </draw:line>
          </table:covered-table-cell>
          <table:covered-table-cell table:number-columns-repeated="5" table:style-name="ce31"/>
          <table:table-cell table:style-name="ce3"/>
          <table:table-cell table:style-name="ce28" office:value-type="string" calcext:value-type="string" table:number-columns-spanned="10" table:number-rows-spanned="1">
            <text:p>SCREEN (Portrait refresh)</text:p>
          </table:table-cell>
          <table:covered-table-cell table:number-columns-repeated="3" table:style-name="ce31"/>
          <table:covered-table-cell table:style-name="ce31">
            <draw:line table:end-cell-address="'frame-read'.AD12" table:end-x="17.4pt" table:end-y="16.41pt" draw:z-index="48" draw:style-name="gr6" draw:text-style-name="P3" svg:x1="17.38pt" svg:y1="28.37pt" svg:x2="17.38pt" svg:y2="15.59pt">
              <text:p/>
            </draw:line>
          </table:covered-table-cell>
          <table:covered-table-cell table:number-columns-repeated="5" table:style-name="ce31"/>
          <table:table-cell table:style-name="ce35"/>
          <table:table-cell table:style-name="ce7"/>
          <table:table-cell table:style-name="ce3"/>
          <table:table-cell table:style-name="ce12" office:value-type="string" calcext:value-type="string">
            <text:p>–</text:p>
          </table:table-cell>
          <table:table-cell table:style-name="ce18" office:value-type="string" calcext:value-type="string" table:number-columns-spanned="8" table:number-rows-spanned="1">
            <text:p>FRAME BUFFER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/>
          <table:table-cell table:style-name="ce28" office:value-type="string" calcext:value-type="string" table:number-columns-spanned="10" table:number-rows-spanned="1">
            <text:p>SCREEN (Landscape refresh)</text:p>
          </table:table-cell>
          <table:covered-table-cell table:number-columns-repeated="3" table:style-name="ce3"/>
          <table:covered-table-cell table:style-name="ce3">
            <draw:line table:end-cell-address="'frame-read'.BB13" table:end-x="17.69pt" table:end-y="10.66pt" draw:z-index="15" draw:style-name="gr6" draw:text-style-name="P3" svg:x1="17.69pt" svg:y1="27.86pt" svg:x2="17.69pt" svg:y2="15.08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28" office:value-type="string" calcext:value-type="string" table:number-columns-spanned="10" table:number-rows-spanned="1">
            <text:p>SCREEN (Portrait refresh)</text:p>
          </table:table-cell>
          <table:covered-table-cell table:number-columns-repeated="4" table:style-name="ce3"/>
          <table:covered-table-cell table:style-name="ce3">
            <draw:line table:end-cell-address="'frame-read'.BN12" table:end-x="0.34pt" table:end-y="16.41pt" draw:z-index="56" draw:style-name="gr6" draw:text-style-name="P3" svg:x1="0.31pt" svg:y1="28.37pt" svg:x2="0.31pt" svg:y2="15.59pt">
              <text:p/>
            </draw:line>
          </table:covered-table-cell>
          <table:covered-table-cell table:number-columns-repeated="4" table:style-name="ce3"/>
          <table:table-cell table:style-name="ce35"/>
          <table:table-cell table:style-name="ce7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9" office:value-type="string" calcext:value-type="string" table:number-columns-spanned="8" table:number-rows-spanned="1">
            <text:p>(No Swap)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 table:number-columns-repeated="4"/>
          <table:table-cell table:style-name="ce3">
            <draw:line table:end-cell-address="'frame-read'.U13" table:end-x="4.28pt" table:end-y="13.86pt" draw:z-index="14" draw:style-name="gr6" draw:text-style-name="P3" svg:x1="58.28pt" svg:y1="13.04pt" svg:x2="12.76pt" svg:y2="13.07pt">
              <text:p/>
            </draw:line>
          </table:table-cell>
          <table:table-cell table:style-name="ce3" table:number-columns-repeated="10"/>
          <table:table-cell table:style-name="ce3">
            <draw:line table:end-cell-address="'frame-read'.AF13" table:end-x="4.31pt" table:end-y="13.86pt" draw:z-index="49" draw:style-name="gr6" draw:text-style-name="P3" svg:x1="58.31pt" svg:y1="13.04pt" svg:x2="12.78pt" svg:y2="13.07pt">
              <text:p/>
            </draw:line>
          </table:table-cell>
          <table:table-cell table:style-name="ce3" table:number-columns-repeated="7"/>
          <table:table-cell table:style-name="ce8"/>
          <table:table-cell table:style-name="ce36"/>
          <table:table-cell table:style-name="ce12" office:value-type="string" calcext:value-type="string">
            <text:p>–</text:p>
          </table:table-cell>
          <table:table-cell table:style-name="ce19" office:value-type="string" calcext:value-type="string" table:number-columns-spanned="8" table:number-rows-spanned="1">
            <text:p>(CL Swap)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 table:number-columns-repeated="4"/>
          <table:table-cell table:style-name="ce3">
            <draw:line table:end-cell-address="'frame-read'.BD13" table:end-x="4.62pt" table:end-y="13.35pt" draw:z-index="16" draw:style-name="gr6" draw:text-style-name="P3" svg:x1="58.62pt" svg:y1="12.53pt" svg:x2="13.1pt" svg:y2="12.56pt">
              <text:p/>
            </draw:line>
          </table:table-cell>
          <table:table-cell table:style-name="ce3" table:number-columns-repeated="10"/>
          <table:table-cell table:style-name="ce3">
            <draw:line table:end-cell-address="'frame-read'.BO13" table:end-x="5.24pt" table:end-y="13.86pt" draw:z-index="57" draw:style-name="gr6" draw:text-style-name="P3" svg:x1="59.24pt" svg:y1="13.04pt" svg:x2="13.72pt" svg:y2="13.07pt">
              <text:p/>
            </draw:line>
          </table:table-cell>
          <table:table-cell table:style-name="ce3" table:number-columns-repeated="7"/>
          <table:table-cell table:style-name="ce8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4">
          <table:table-cell/>
          <table:table-cell table:style-name="ce7"/>
          <table:table-cell table:style-name="ce1" table:number-columns-repeated="2"/>
          <table:table-cell table:style-name="ce14" office:value-type="string" calcext:value-type="string">
            <text:p/>
            <text:p/>
          </table:table-cell>
          <table:table-cell table:style-name="ce11" table:number-columns-repeated="7"/>
          <table:table-cell table:style-name="ce4" table:number-columns-repeated="2"/>
          <table:table-cell table:style-name="ce26"/>
          <table:table-cell table:style-name="ce14"/>
          <table:table-cell table:style-name="ce11" table:number-columns-repeated="8"/>
          <table:table-cell/>
          <table:table-cell table:style-name="ce26"/>
          <table:table-cell table:style-name="ce14"/>
          <table:table-cell table:style-name="ce11" table:number-columns-repeated="9"/>
          <table:table-cell table:style-name="ce7"/>
          <table:table-cell table:style-name="ce1" table:number-columns-repeated="2"/>
          <table:table-cell table:style-name="ce37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/>
          <table:table-cell table:style-name="ce11"/>
          <table:table-cell table:style-name="ce7"/>
          <table:table-cell table:number-columns-repeated="952"/>
        </table:table-row>
        <table:table-row table:style-name="ro2">
          <table:table-cell/>
          <table:table-cell table:style-name="ce5" table:number-columns-repeated="71"/>
          <table:table-cell table:style-name="ce4" table:number-columns-repeated="17"/>
          <table:table-cell table:number-columns-repeated="935"/>
        </table:table-row>
        <table:table-row table:style-name="ro4">
          <table:table-cell/>
          <table:table-cell table:style-name="ce5"/>
          <table:table-cell table:style-name="ce1" table:number-columns-repeated="2"/>
          <table:table-cell table:style-name="ce14"/>
          <table:table-cell table:style-name="ce11" table:number-columns-repeated="7"/>
          <table:table-cell table:style-name="ce4" table:number-columns-repeated="2"/>
          <table:table-cell table:style-name="ce26"/>
          <table:table-cell table:style-name="ce14"/>
          <table:table-cell table:style-name="ce11" table:number-columns-repeated="8"/>
          <table:table-cell/>
          <table:table-cell table:style-name="ce26"/>
          <table:table-cell table:style-name="ce14"/>
          <table:table-cell table:style-name="ce11" table:number-columns-repeated="9"/>
          <table:table-cell table:style-name="ce5"/>
          <table:table-cell table:style-name="ce1" table:number-columns-repeated="2"/>
          <table:table-cell table:style-name="ce37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/>
          <table:table-cell table:style-name="ce11"/>
          <table:table-cell table:style-name="ce5"/>
          <table:table-cell table:style-name="ce4" table:number-columns-repeated="17"/>
          <table:table-cell table:number-columns-repeated="935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5" table:number-columns-repeated="8"/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2" table:number-columns-repeated="9"/>
          <table:table-cell table:style-name="ce3"/>
          <table:table-cell table:style-name="ce27"/>
          <table:table-cell table:style-name="ce32" table:number-columns-repeated="9"/>
          <table:table-cell table:style-name="ce36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5" table:number-columns-repeated="8"/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2" table:number-columns-repeated="8"/>
          <table:table-cell table:style-name="ce27"/>
          <table:table-cell table:style-name="ce3"/>
          <table:table-cell table:style-name="ce27"/>
          <table:table-cell table:style-name="ce32" table:number-columns-repeated="8"/>
          <table:table-cell table:style-name="ce27"/>
          <table:table-cell table:style-name="ce36"/>
          <table:table-cell table:style-name="ce8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0" calcext:value-type="float">
            <text:p>0</text:p>
            <draw:line table:end-cell-address="'frame-read'.L18" table:end-x="7.43pt" table:end-y="4.05pt" draw:z-index="1" draw:name="Straight Connector 11" draw:style-name="gr7" draw:text-style-name="P4" svg:x1="133.43pt" svg:y1="-0.37pt" svg:x2="10.12pt" svg:y2="3.23pt">
              <text:p/>
            </draw:line>
            <draw:line table:end-cell-address="'frame-read'.L19" table:end-x="8.67pt" table:end-y="4.31pt" draw:z-index="9" draw:name="Straight Connector 11" draw:style-name="gr4" draw:text-style-name="P2" svg:x1="134.67pt" svg:y1="17.06pt" svg:x2="10.4pt" svg:y2="21.49pt">
              <text:p/>
            </draw:line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7" calcext:value-type="float">
            <text:p>7</text:p>
            <draw:line table:end-cell-address="'frame-read'.W18" table:end-x="7.29pt" table:end-y="4.03pt" draw:z-index="34" draw:name="Straight Connector 5" draw:style-name="gr5" draw:text-style-name="P2" svg:x1="3.63pt" svg:y1="-0.48pt" svg:x2="133.29pt" svg:y2="3.2pt">
              <text:p/>
            </draw:line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3" calcext:value-type="float">
            <text:p>3</text:p>
            <draw:line table:end-cell-address="'frame-read'.AA22" table:end-x="4.71pt" table:end-y="12.3pt" draw:z-index="64" draw:name="Straight Connector 5" draw:style-name="gr5" draw:text-style-name="P2" svg:x1="0.28pt" svg:y1="83.48pt" svg:x2="4.71pt" svg:y2="12.1pt">
              <text:p/>
            </draw:line>
          </table:table-cell>
          <table:table-cell table:style-name="ce23" office:value-type="float" office:value="14" calcext:value-type="float">
            <text:p>14</text:p>
            <draw:line table:end-cell-address="'frame-read'.AB22" table:end-x="3.6pt" table:end-y="12.61pt" draw:z-index="65" draw:name="Straight Connector 5" draw:style-name="gr5" draw:text-style-name="P2" svg:x1="0.09pt" svg:y1="83.79pt" svg:x2="3.6pt" svg:y2="12.1pt">
              <text:p/>
            </draw:line>
          </table:table-cell>
          <table:table-cell table:style-name="ce16" office:value-type="float" office:value="9" calcext:value-type="float">
            <text:p>9</text:p>
          </table:table-cell>
          <table:table-cell table:style-name="ce23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2" calcext:value-type="float">
            <text:p>32</text:p>
          </table:table-cell>
          <table:table-cell table:style-name="ce27"/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  <draw:line table:end-cell-address="'frame-read'.AT22" table:end-x="17.6pt" table:end-y="6.32pt" draw:z-index="11" draw:name="Straight Connector 18" draw:style-name="gr4" draw:text-style-name="P2" svg:x1="17.6pt" svg:y1="4.45pt" svg:x2="14.97pt" svg:y2="77.5pt">
              <text:p/>
            </draw:line>
          </table:table-cell>
          <table:table-cell table:style-name="ce16" office:value-type="float" office:value="7" calcext:value-type="float">
            <text:p>7</text:p>
            <draw:line table:end-cell-address="'frame-read'.AU22" table:end-x="16.98pt" table:end-y="8.59pt" draw:z-index="12" draw:name="Straight Connector 18" draw:style-name="gr4" draw:text-style-name="P2" svg:x1="16.98pt" svg:y1="2.49pt" svg:x2="13.92pt" svg:y2="77.58pt">
              <text:p/>
            </draw:line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7" calcext:value-type="float">
            <text:p>7</text:p>
            <draw:line table:end-cell-address="'frame-read'.BF18" table:end-x="6.97pt" table:end-y="3.63pt" draw:z-index="40" draw:name="Straight Connector 5" draw:style-name="gr5" draw:text-style-name="P2" svg:x1="3.43pt" svg:y1="-0.79pt" svg:x2="133.03pt" svg:y2="2.83pt">
              <text:p/>
            </draw:line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6" calcext:value-type="float">
            <text:p>6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22" calcext:value-type="float">
            <text:p>22</text:p>
          </table:table-cell>
          <table:table-cell table:style-name="ce27"/>
          <table:table-cell table:style-name="ce3"/>
          <table:table-cell table:style-name="ce27">
            <draw:line table:end-cell-address="'frame-read'.BJ22" table:end-x="2.72pt" table:end-y="12.36pt" draw:z-index="74" draw:name="Straight Connector 5" draw:style-name="gr5" draw:text-style-name="P2" svg:x1="13.89pt" svg:y1="83.54pt" svg:x2="17.12pt" svg:y2="10.54pt">
              <text:p/>
            </draw:line>
          </table:table-cell>
          <table:table-cell table:style-name="ce16" office:value-type="float" office:value="39" calcext:value-type="float">
            <text:p>39</text:p>
            <draw:line table:end-cell-address="'frame-read'.BK22" table:end-x="3.23pt" table:end-y="12.67pt" draw:z-index="75" draw:name="Straight Connector 5" draw:style-name="gr5" draw:text-style-name="P2" svg:x1="17.72pt" svg:y1="83.85pt" svg:x2="21.23pt" svg:y2="12.16pt">
              <text:p/>
            </draw:line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2" calcext:value-type="float">
            <text:p>32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15" calcext:value-type="float">
            <text:p>15</text:p>
            <draw:line table:end-cell-address="'frame-read'.W19" table:end-x="7.29pt" table:end-y="4.08pt" draw:z-index="35" draw:name="Straight Connector 5" draw:style-name="gr5" draw:text-style-name="P2" svg:x1="2.27pt" svg:y1="-0.54pt" svg:x2="133.29pt" svg:y2="3.26pt">
              <text:p/>
            </draw:line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3" calcext:value-type="float">
            <text:p>33</text:p>
          </table:table-cell>
          <table:table-cell table:style-name="ce27"/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23" office:value-type="float" office:value="30" calcext:value-type="float">
            <text:p>30</text:p>
            <draw:line table:end-cell-address="'frame-read'.BF19" table:end-x="7.63pt" table:end-y="4.54pt" draw:z-index="41" draw:name="Straight Connector 5" draw:style-name="gr5" draw:text-style-name="P2" svg:x1="2.69pt" svg:y1="-0.79pt" svg:x2="133.65pt" svg:y2="3.71pt">
              <text:p/>
            </draw:line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5" calcext:value-type="float">
            <text:p>5</text:p>
          </table:table-cell>
          <table:table-cell table:style-name="ce23" office:value-type="float" office:value="13" calcext:value-type="float">
            <text:p>13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4" calcext:value-type="float">
            <text:p>4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31" calcext:value-type="float">
            <text:p>31</text:p>
          </table:table-cell>
          <table:table-cell table:style-name="ce23" office:value-type="float" office:value="30" calcext:value-type="float">
            <text:p>30</text:p>
          </table:table-cell>
          <table:table-cell table:style-name="ce16" office:value-type="float" office:value="29" calcext:value-type="float">
            <text:p>29</text:p>
          </table:table-cell>
          <table:table-cell table:style-name="ce23" office:value-type="float" office:value="28" calcext:value-type="float">
            <text:p>2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4" calcext:value-type="float">
            <text:p>24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24" office:value-type="string" calcext:value-type="string">
            <text:p>–</text:p>
          </table:table-cell>
          <table:table-cell table:style-name="ce25" office:value-type="string" calcext:value-type="string">
            <text:p>→</text:p>
          </table:table-cell>
          <table:table-cell table:style-name="ce29"/>
          <table:table-cell table:style-name="ce30" office:value-type="float" office:value="23" calcext:value-type="float">
            <text:p>23</text:p>
          </table:table-cell>
          <table:table-cell table:style-name="ce23" office:value-type="float" office:value="22" calcext:value-type="float">
            <text:p>22</text:p>
          </table:table-cell>
          <table:table-cell table:style-name="ce30" office:value-type="float" office:value="21" calcext:value-type="float">
            <text:p>21</text:p>
          </table:table-cell>
          <table:table-cell table:style-name="ce23" office:value-type="float" office:value="20" calcext:value-type="float">
            <text:p>20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6" calcext:value-type="float">
            <text:p>16</text:p>
          </table:table-cell>
          <table:table-cell table:style-name="ce29"/>
          <table:table-cell table:style-name="ce25" office:value-type="string" calcext:value-type="string">
            <text:p>or</text:p>
          </table:table-cell>
          <table:table-cell table:style-name="ce29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22" calcext:value-type="float">
            <text:p>22</text:p>
          </table:table-cell>
          <table:table-cell table:style-name="ce16" office:value-type="float" office:value="17" calcext:value-type="float">
            <text:p>17</text:p>
          </table:table-cell>
          <table:table-cell table:style-name="ce23" office:value-type="float" office:value="28" calcext:value-type="float">
            <text:p>28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34" calcext:value-type="float">
            <text:p>34</text:p>
          </table:table-cell>
          <table:table-cell table:style-name="ce29"/>
          <table:table-cell table:style-name="ce11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24" office:value-type="string" calcext:value-type="string">
            <text:p>–</text:p>
          </table:table-cell>
          <table:table-cell table:style-name="ce25" office:value-type="string" calcext:value-type="string">
            <text:p>→</text:p>
          </table:table-cell>
          <table:table-cell table:style-name="ce41"/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8" calcext:value-type="float">
            <text:p>28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" calcext:value-type="float">
            <text:p>3</text:p>
          </table:table-cell>
          <table:table-cell table:style-name="ce23" office:value-type="float" office:value="11" calcext:value-type="float">
            <text:p>11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7" calcext:value-type="float">
            <text:p>27</text:p>
          </table:table-cell>
          <table:table-cell table:style-name="ce41"/>
          <table:table-cell table:style-name="ce25" office:value-type="string" calcext:value-type="string">
            <text:p>or</text:p>
          </table:table-cell>
          <table:table-cell table:style-name="ce41"/>
          <table:table-cell table:style-name="ce16" office:value-type="float" office:value="23" calcext:value-type="float">
            <text:p>23</text:p>
          </table:table-cell>
          <table:table-cell table:style-name="ce23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style-name="ce23" office:value-type="float" office:value="20" calcext:value-type="float">
            <text:p>2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6" calcext:value-type="float">
            <text:p>16</text:p>
          </table:table-cell>
          <table:table-cell table:style-name="ce41"/>
          <table:table-cell table:style-name="ce11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31" calcext:value-type="float">
            <text:p>31</text:p>
          </table:table-cell>
          <table:table-cell table:style-name="ce23" office:value-type="float" office:value="30" calcext:value-type="float">
            <text:p>30</text:p>
          </table:table-cell>
          <table:table-cell table:style-name="ce30" office:value-type="float" office:value="29" calcext:value-type="float">
            <text:p>29</text:p>
          </table:table-cell>
          <table:table-cell table:style-name="ce23" office:value-type="float" office:value="28" calcext:value-type="float">
            <text:p>28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4" calcext:value-type="float">
            <text:p>24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style-name="ce27"/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" calcext:value-type="float">
            <text:p>9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15" calcext:value-type="float">
            <text:p>15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8" calcext:value-type="float">
            <text:p>8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2" calcext:value-type="float">
            <text:p>32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23" office:value-type="float" office:value="13" calcext:value-type="float">
            <text:p>1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23" office:value-type="float" office:value="30" calcext:value-type="float">
            <text:p>3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style-name="ce27"/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32" calcext:value-type="float">
            <text:p>32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8" office:value-type="string" calcext:value-type="string" table:number-columns-spanned="8" table:number-rows-spanned="1">
            <text:p>FRAME BUFFER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/>
          <table:table-cell table:style-name="ce28" office:value-type="string" calcext:value-type="string" table:number-columns-spanned="10" table:number-rows-spanned="1">
            <text:p>SCREEN (Landscape)</text:p>
          </table:table-cell>
          <table:covered-table-cell table:number-columns-repeated="3" table:style-name="ce3"/>
          <table:covered-table-cell table:style-name="ce3">
            <draw:line table:end-cell-address="'frame-read'.S24" table:end-x="17.23pt" table:end-y="11.31pt" draw:z-index="17" draw:style-name="gr6" draw:text-style-name="P3" svg:x1="17.23pt" svg:y1="28.49pt" svg:x2="17.23pt" svg:y2="15.7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28" office:value-type="string" calcext:value-type="string" table:number-columns-spanned="10" table:number-rows-spanned="1">
            <text:p>SCREEN (Portrait refresh)</text:p>
          </table:table-cell>
          <table:covered-table-cell table:number-columns-repeated="3" table:style-name="ce3"/>
          <table:covered-table-cell table:style-name="ce3">
            <draw:line table:end-cell-address="'frame-read'.AD23" table:end-x="17.49pt" table:end-y="16.55pt" draw:z-index="50" draw:style-name="gr6" draw:text-style-name="P3" svg:x1="17.46pt" svg:y1="28.49pt" svg:x2="17.46pt" svg:y2="15.7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8"/>
          <table:table-cell table:style-name="ce36"/>
          <table:table-cell table:style-name="ce12" office:value-type="string" calcext:value-type="string">
            <text:p>–</text:p>
          </table:table-cell>
          <table:table-cell table:style-name="ce18" office:value-type="string" calcext:value-type="string" table:number-columns-spanned="8" table:number-rows-spanned="1">
            <text:p>FRAME BUFFER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/>
          <table:table-cell table:style-name="ce28" office:value-type="string" calcext:value-type="string" table:number-columns-spanned="10" table:number-rows-spanned="1">
            <text:p>SCREEN (Landscape)</text:p>
          </table:table-cell>
          <table:covered-table-cell table:number-columns-repeated="3" table:style-name="ce3"/>
          <table:covered-table-cell table:style-name="ce3">
            <draw:line table:end-cell-address="'frame-read'.BB24" table:end-x="17.94pt" table:end-y="11.08pt" draw:z-index="19" draw:style-name="gr6" draw:text-style-name="P3" svg:x1="17.94pt" svg:y1="28.26pt" svg:x2="17.94pt" svg:y2="15.48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28" office:value-type="string" calcext:value-type="string" table:number-columns-spanned="10" table:number-rows-spanned="1">
            <text:p>SCREEN (Portrait refresh)</text:p>
          </table:table-cell>
          <table:covered-table-cell table:number-columns-repeated="3" table:style-name="ce3"/>
          <table:covered-table-cell table:style-name="ce3">
            <draw:line table:end-cell-address="'frame-read'.BM23" table:end-x="17.72pt" table:end-y="16.55pt" draw:z-index="58" draw:style-name="gr6" draw:text-style-name="P3" svg:x1="17.69pt" svg:y1="28.49pt" svg:x2="17.69pt" svg:y2="15.7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8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9" office:value-type="string" calcext:value-type="string" table:number-columns-spanned="8" table:number-rows-spanned="1">
            <text:p>(X Swap)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 table:number-columns-repeated="4"/>
          <table:table-cell table:style-name="ce3">
            <draw:line table:end-cell-address="'frame-read'.U24" table:end-x="4.17pt" table:end-y="14pt" draw:z-index="18" draw:style-name="gr6" draw:text-style-name="P3" svg:x1="58.17pt" svg:y1="13.15pt" svg:x2="12.64pt" svg:y2="13.18pt">
              <text:p/>
            </draw:line>
          </table:table-cell>
          <table:table-cell table:style-name="ce3" table:number-columns-repeated="10"/>
          <table:table-cell table:style-name="ce3">
            <draw:line table:end-cell-address="'frame-read'.AF24" table:end-x="4.39pt" table:end-y="14pt" draw:z-index="51" draw:style-name="gr6" draw:text-style-name="P3" svg:x1="58.39pt" svg:y1="13.15pt" svg:x2="12.87pt" svg:y2="13.18pt">
              <text:p/>
            </draw:line>
          </table:table-cell>
          <table:table-cell table:style-name="ce3" table:number-columns-repeated="7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9" office:value-type="string" calcext:value-type="string" table:number-columns-spanned="8" table:number-rows-spanned="1">
            <text:p>(X Swap – CL Swap)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 table:number-columns-repeated="4"/>
          <table:table-cell table:style-name="ce3">
            <draw:line table:end-cell-address="'frame-read'.BD24" table:end-x="4.88pt" table:end-y="13.78pt" draw:z-index="20" draw:style-name="gr6" draw:text-style-name="P3" svg:x1="58.88pt" svg:y1="12.93pt" svg:x2="13.35pt" svg:y2="12.95pt">
              <text:p/>
            </draw:line>
          </table:table-cell>
          <table:table-cell table:style-name="ce3" table:number-columns-repeated="10"/>
          <table:table-cell table:style-name="ce3">
            <draw:line table:end-cell-address="'frame-read'.BO24" table:end-x="4.62pt" table:end-y="14pt" draw:z-index="59" draw:style-name="gr6" draw:text-style-name="P3" svg:x1="58.62pt" svg:y1="13.15pt" svg:x2="13.1pt" svg:y2="13.18pt">
              <text:p/>
            </draw:line>
          </table:table-cell>
          <table:table-cell table:style-name="ce3" table:number-columns-repeated="7"/>
          <table:table-cell table:style-name="ce8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4">
          <table:table-cell/>
          <table:table-cell table:style-name="ce7"/>
          <table:table-cell table:style-name="ce1" table:number-columns-repeated="2"/>
          <table:table-cell table:style-name="ce14" office:value-type="string" calcext:value-type="string">
            <text:p/>
            <text:p/>
          </table:table-cell>
          <table:table-cell table:style-name="ce11" table:number-columns-repeated="7"/>
          <table:table-cell table:style-name="ce4" table:number-columns-repeated="2"/>
          <table:table-cell table:style-name="ce26"/>
          <table:table-cell table:style-name="ce14"/>
          <table:table-cell table:style-name="ce11" table:number-columns-repeated="8"/>
          <table:table-cell/>
          <table:table-cell table:style-name="ce26"/>
          <table:table-cell table:style-name="ce14"/>
          <table:table-cell table:style-name="ce11" table:number-columns-repeated="9"/>
          <table:table-cell table:style-name="ce7"/>
          <table:table-cell table:style-name="ce1" table:number-columns-repeated="2"/>
          <table:table-cell table:style-name="ce37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/>
          <table:table-cell table:style-name="ce11"/>
          <table:table-cell table:style-name="ce7"/>
          <table:table-cell table:number-columns-repeated="952"/>
        </table:table-row>
        <table:table-row table:style-name="ro2">
          <table:table-cell/>
          <table:table-cell table:style-name="ce5" table:number-columns-repeated="71"/>
          <table:table-cell table:style-name="ce4" table:number-columns-repeated="17"/>
          <table:table-cell table:number-columns-repeated="935"/>
        </table:table-row>
        <table:table-row table:style-name="ro4">
          <table:table-cell/>
          <table:table-cell table:style-name="ce7"/>
          <table:table-cell table:style-name="ce1" table:number-columns-repeated="2"/>
          <table:table-cell table:style-name="ce20"/>
          <table:table-cell table:style-name="ce11" table:number-columns-repeated="7"/>
          <table:table-cell table:style-name="ce4" table:number-columns-repeated="2"/>
          <table:table-cell table:style-name="ce26"/>
          <table:table-cell table:style-name="ce14"/>
          <table:table-cell table:style-name="ce11" table:number-columns-repeated="8"/>
          <table:table-cell/>
          <table:table-cell table:style-name="ce26"/>
          <table:table-cell table:style-name="ce14"/>
          <table:table-cell table:style-name="ce11" table:number-columns-repeated="9"/>
          <table:table-cell table:style-name="ce7"/>
          <table:table-cell table:style-name="ce1" table:number-columns-repeated="2"/>
          <table:table-cell table:style-name="ce37"/>
          <table:table-cell table:style-name="ce11" table:number-columns-repeated="7"/>
          <table:table-cell table:number-columns-repeated="3"/>
          <table:table-cell table:style-name="ce14"/>
          <table:table-cell table:style-name="ce11" table:number-columns-repeated="7"/>
          <table:table-cell table:number-columns-repeated="3"/>
          <table:table-cell table:style-name="ce14"/>
          <table:table-cell table:style-name="ce11" table:number-columns-repeated="7"/>
          <table:table-cell/>
          <table:table-cell table:style-name="ce11"/>
          <table:table-cell table:style-name="ce7"/>
          <table:table-cell table:number-columns-repeated="952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5" table:number-columns-repeated="8"/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2" table:number-columns-repeated="9"/>
          <table:table-cell table:style-name="ce3"/>
          <table:table-cell table:style-name="ce27"/>
          <table:table-cell table:style-name="ce32" table:number-columns-repeated="9"/>
          <table:table-cell table:style-name="ce36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5" table:number-columns-repeated="8"/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2" table:number-columns-repeated="8"/>
          <table:table-cell table:style-name="ce27"/>
          <table:table-cell table:style-name="ce3"/>
          <table:table-cell table:style-name="ce27"/>
          <table:table-cell table:style-name="ce32" table:number-columns-repeated="8"/>
          <table:table-cell table:style-name="ce27"/>
          <table:table-cell table:style-name="ce36"/>
          <table:table-cell table:style-name="ce8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32" calcext:value-type="float">
            <text:p>32</text:p>
            <draw:line table:end-cell-address="'frame-read'.W29" table:end-x="6.49pt" table:end-y="3.74pt" draw:z-index="36" draw:name="Straight Connector 5" draw:style-name="gr5" draw:text-style-name="P2" svg:x1="3.12pt" svg:y1="-0.74pt" svg:x2="132.77pt" svg:y2="2.95pt">
              <text:p/>
            </draw:line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9" calcext:value-type="float">
            <text:p>39</text:p>
          </table:table-cell>
          <table:table-cell table:style-name="ce27"/>
          <table:table-cell table:style-name="ce3"/>
          <table:table-cell table:style-name="ce27">
            <draw:line table:end-cell-address="'frame-read'.AA33" table:end-x="2.95pt" table:end-y="14.06pt" draw:z-index="66" draw:name="Straight Connector 5" draw:style-name="gr5" draw:text-style-name="P2" svg:x1="13.89pt" svg:y1="85.27pt" svg:x2="17.35pt" svg:y2="11.48pt">
              <text:p/>
            </draw:line>
          </table:table-cell>
          <table:table-cell table:style-name="ce16" office:value-type="float" office:value="36" calcext:value-type="float">
            <text:p>36</text:p>
            <draw:line table:end-cell-address="'frame-read'.AB33" table:end-x="2.24pt" table:end-y="14.37pt" draw:z-index="67" draw:name="Straight Connector 5" draw:style-name="gr5" draw:text-style-name="P2" svg:x1="17.66pt" svg:y1="85.58pt" svg:x2="20.24pt" svg:y2="11.48pt">
              <text:p/>
            </draw:line>
          </table:table-cell>
          <table:table-cell table:style-name="ce16" office:value-type="float" office:value="25" calcext:value-type="float">
            <text:p>25</text:p>
          </table:table-cell>
          <table:table-cell table:style-name="ce23" office:value-type="float" office:value="30" calcext:value-type="float">
            <text:p>3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8" calcext:value-type="float">
            <text:p>8</text:p>
          </table:table-cell>
          <table:table-cell table:style-name="ce23" office:value-type="float" office:value="13" calcext:value-type="float">
            <text:p>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27"/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  <draw:line table:end-cell-address="'frame-read'.AN33" table:end-x="2.15pt" table:end-y="8.82pt" draw:z-index="5" draw:name="Straight Connector 22" draw:style-name="gr4" draw:text-style-name="P2" svg:x1="10.49pt" svg:y1="80.39pt" svg:x2="12.95pt" svg:y2="9.44pt">
              <text:p/>
            </draw:line>
          </table:table-cell>
          <table:table-cell table:style-name="ce17" office:value-type="float" office:value="0" calcext:value-type="float">
            <text:p>0</text:p>
            <draw:line table:end-cell-address="'frame-read'.AO33" table:end-x="2.38pt" table:end-y="12.13pt" draw:z-index="30" draw:name="Straight Connector 22" draw:style-name="gr4" draw:text-style-name="P2" svg:x1="17.35pt" svg:y1="83.34pt" svg:x2="20.38pt" svg:y2="9.3pt">
              <text:p/>
            </draw:line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32" calcext:value-type="float">
            <text:p>32</text:p>
            <draw:line table:end-cell-address="'frame-read'.BF29" table:end-x="7.54pt" table:end-y="2.32pt" draw:z-index="42" draw:name="Straight Connector 5" draw:style-name="gr5" draw:text-style-name="P2" svg:x1="3.77pt" svg:y1="-0.54pt" svg:x2="133.54pt" svg:y2="1.53pt">
              <text:p/>
            </draw:line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7" calcext:value-type="float">
            <text:p>17</text:p>
          </table:table-cell>
          <table:table-cell table:style-name="ce27"/>
          <table:table-cell table:style-name="ce3"/>
          <table:table-cell table:style-name="ce27">
            <draw:line table:end-cell-address="'frame-read'.BJ33" table:end-x="4.22pt" table:end-y="13.15pt" draw:z-index="76" draw:name="Straight Connector 5" draw:style-name="gr5" draw:text-style-name="P2" svg:x1="14.2pt" svg:y1="84.36pt" svg:x2="18.62pt" svg:y2="12.98pt">
              <text:p/>
            </draw:line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  <draw:line table:end-cell-address="'frame-read'.BK33" table:end-x="3.54pt" table:end-y="13.46pt" draw:z-index="77" draw:name="Straight Connector 5" draw:style-name="gr5" draw:text-style-name="P2" svg:x1="0.03pt" svg:y1="84.67pt" svg:x2="3.54pt" svg:y2="12.98pt">
              <text:p/>
            </draw:line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24" calcext:value-type="float">
            <text:p>24</text:p>
            <draw:line table:end-cell-address="'frame-read'.W30" table:end-x="7.14pt" table:end-y="3.8pt" draw:z-index="37" draw:name="Straight Connector 5" draw:style-name="gr5" draw:text-style-name="P2" svg:x1="2.13pt" svg:y1="-0.79pt" svg:x2="133.14pt" svg:y2="3pt">
              <text:p/>
            </draw:line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30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30" office:value-type="float" office:value="31" calcext:value-type="float">
            <text:p>31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23" office:value-type="float" office:value="12" calcext:value-type="float">
            <text:p>1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27"/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9" calcext:value-type="float">
            <text:p>9</text:p>
            <draw:line table:end-cell-address="'frame-read'.BF30" table:end-x="7.17pt" table:end-y="3.09pt" draw:z-index="43" draw:name="Straight Connector 5" draw:style-name="gr5" draw:text-style-name="P2" svg:x1="2.61pt" svg:y1="-0.54pt" svg:x2="133.17pt" svg:y2="2.3pt">
              <text:p/>
            </draw:line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8" calcext:value-type="float">
            <text:p>18</text:p>
          </table:table-cell>
          <table:table-cell table:style-name="ce23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5" calcext:value-type="float">
            <text:p>35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24" office:value-type="string" calcext:value-type="string">
            <text:p>–</text:p>
          </table:table-cell>
          <table:table-cell table:style-name="ce25" office:value-type="string" calcext:value-type="string">
            <text:p>→</text:p>
          </table:table-cell>
          <table:table-cell table:style-name="ce29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29"/>
          <table:table-cell table:style-name="ce25" office:value-type="string" calcext:value-type="string">
            <text:p>or</text:p>
          </table:table-cell>
          <table:table-cell table:style-name="ce29"/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9" calcext:value-type="float">
            <text:p>39</text:p>
          </table:table-cell>
          <table:table-cell table:style-name="ce23" office:value-type="float" office:value="28" calcext:value-type="float">
            <text:p>28</text:p>
          </table:table-cell>
          <table:table-cell table:style-name="ce16" office:value-type="float" office:value="17" calcext:value-type="float">
            <text:p>17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29"/>
          <table:table-cell table:style-name="ce11"/>
          <table:table-cell table:style-name="ce9"/>
          <table:table-cell table:style-name="ce11"/>
          <table:table-cell table:style-name="ce12" office:value-type="string" calcext:value-type="string">
            <text:p>–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24" office:value-type="string" calcext:value-type="string">
            <text:p>–</text:p>
          </table:table-cell>
          <table:table-cell table:style-name="ce25" office:value-type="string" calcext:value-type="string">
            <text:p>→</text:p>
          </table:table-cell>
          <table:table-cell table:style-name="ce41"/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9" calcext:value-type="float">
            <text:p>19</text:p>
          </table:table-cell>
          <table:table-cell table:style-name="ce23" office:value-type="float" office:value="11" calcext:value-type="float">
            <text:p>1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6" calcext:value-type="float">
            <text:p>36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2" calcext:value-type="float">
            <text:p>12</text:p>
          </table:table-cell>
          <table:table-cell table:style-name="ce41"/>
          <table:table-cell table:style-name="ce25" office:value-type="string" calcext:value-type="string">
            <text:p>or</text:p>
          </table:table-cell>
          <table:table-cell table:style-name="ce41"/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41"/>
          <table:table-cell table:style-name="ce11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24" calcext:value-type="float">
            <text:p>24</text:p>
            <draw:line table:end-cell-address="'frame-read'.L32" table:end-x="7.74pt" table:end-y="17.18pt" draw:z-index="29" draw:name="Straight Connector 16" draw:style-name="gr4" draw:text-style-name="P2" svg:x1="7.09pt" svg:y1="16.38pt" svg:x2="133.74pt" svg:y2="14.83pt">
              <text:p/>
            </draw:line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23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4" calcext:value-type="float">
            <text:p>4</text:p>
          </table:table-cell>
          <table:table-cell table:style-name="ce27"/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6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1" calcext:value-type="float">
            <text:p>21</text:p>
          </table:table-cell>
          <table:table-cell table:style-name="ce23" office:value-type="float" office:value="13" calcext:value-type="float">
            <text:p>1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8" calcext:value-type="float">
            <text:p>38</text:p>
          </table:table-cell>
          <table:table-cell table:style-name="ce23" office:value-type="float" office:value="30" calcext:value-type="float">
            <text:p>30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6" office:value-type="float" office:value="32" calcext:value-type="float">
            <text:p>32</text:p>
            <draw:line table:end-cell-address="'frame-read'.L33" table:end-x="6.94pt" table:end-y="16.95pt" draw:z-index="2" draw:name="Straight Connector 16" draw:style-name="gr4" draw:text-style-name="P2" svg:x1="6.75pt" svg:y1="16.16pt" svg:x2="132.94pt" svg:y2="14.17pt">
              <text:p/>
            </draw:line>
          </table:table-cell>
          <table:table-cell table:style-name="ce16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23" office:value-type="float" office:value="20" calcext:value-type="float">
            <text:p>20</text:p>
          </table:table-cell>
          <table:table-cell table:style-name="ce16" office:value-type="float" office:value="9" calcext:value-type="float">
            <text:p>9</text:p>
          </table:table-cell>
          <table:table-cell table:style-name="ce23" office:value-type="float" office:value="14" calcext:value-type="float">
            <text:p>14</text:p>
          </table:table-cell>
          <table:table-cell table:style-name="ce16" office:value-type="float" office:value="3" calcext:value-type="float">
            <text:p>3</text:p>
          </table:table-cell>
          <table:table-cell table:style-name="ce27"/>
          <table:table-cell table:style-name="ce3"/>
          <table:table-cell table:style-name="ce9"/>
          <table:table-cell table:style-name="ce36"/>
          <table:table-cell table:style-name="ce12" office:value-type="string" calcext:value-type="string">
            <text:p>–</text:p>
          </table:table-cell>
          <table:table-cell table:style-name="ce16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4" calcext:value-type="float">
            <text:p>1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7" calcext:value-type="float">
            <text:p>7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8" office:value-type="string" calcext:value-type="string" table:number-columns-spanned="8" table:number-rows-spanned="1">
            <text:p>FRAME BUFFER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/>
          <table:table-cell table:style-name="ce28" office:value-type="string" calcext:value-type="string" table:number-columns-spanned="10" table:number-rows-spanned="1">
            <text:p>SCREEN (Landscape)</text:p>
          </table:table-cell>
          <table:covered-table-cell table:number-columns-repeated="3" table:style-name="ce3"/>
          <table:covered-table-cell table:style-name="ce3">
            <draw:line table:end-cell-address="'frame-read'.S35" table:end-x="17.26pt" table:end-y="11.06pt" draw:z-index="21" draw:style-name="gr6" draw:text-style-name="P3" svg:x1="17.26pt" svg:y1="28.26pt" svg:x2="17.26pt" svg:y2="15.48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28" office:value-type="string" calcext:value-type="string" table:number-columns-spanned="10" table:number-rows-spanned="1">
            <text:p>SCREEN (Portrait refresh)</text:p>
          </table:table-cell>
          <table:covered-table-cell table:number-columns-repeated="3" table:style-name="ce3"/>
          <table:covered-table-cell table:style-name="ce3">
            <draw:line table:end-cell-address="'frame-read'.AD34" table:end-x="17.32pt" table:end-y="16.41pt" draw:z-index="52" draw:style-name="gr6" draw:text-style-name="P3" svg:x1="17.29pt" svg:y1="28.37pt" svg:x2="17.29pt" svg:y2="15.59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8" office:value-type="string" calcext:value-type="string" table:number-columns-spanned="8" table:number-rows-spanned="1">
            <text:p>FRAME BUFFER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/>
          <table:table-cell table:style-name="ce28" office:value-type="string" calcext:value-type="string" table:number-columns-spanned="10" table:number-rows-spanned="1">
            <text:p>SCREEN (Landscape)</text:p>
          </table:table-cell>
          <table:covered-table-cell table:number-columns-repeated="3" table:style-name="ce3"/>
          <table:covered-table-cell table:style-name="ce3">
            <draw:line table:end-cell-address="'frame-read'.BB35" table:end-x="17.15pt" table:end-y="11.08pt" draw:z-index="23" draw:style-name="gr6" draw:text-style-name="P3" svg:x1="17.15pt" svg:y1="28.29pt" svg:x2="17.15pt" svg:y2="15.51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28" office:value-type="string" calcext:value-type="string" table:number-columns-spanned="10" table:number-rows-spanned="1">
            <text:p>SCREEN (Portrait refresh)</text:p>
          </table:table-cell>
          <table:covered-table-cell table:number-columns-repeated="3" table:style-name="ce3"/>
          <table:covered-table-cell table:style-name="ce3">
            <draw:line table:end-cell-address="'frame-read'.BM34" table:end-x="17.38pt" table:end-y="16.41pt" draw:z-index="60" draw:style-name="gr6" draw:text-style-name="P3" svg:x1="17.35pt" svg:y1="28.37pt" svg:x2="17.35pt" svg:y2="15.59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8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9" office:value-type="string" calcext:value-type="string" table:number-columns-spanned="8" table:number-rows-spanned="1">
            <text:p>(Y Swap)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 table:number-columns-repeated="4"/>
          <table:table-cell table:style-name="ce3">
            <draw:line table:end-cell-address="'frame-read'.U35" table:end-x="4.2pt" table:end-y="13.75pt" draw:z-index="22" draw:style-name="gr6" draw:text-style-name="P3" svg:x1="58.2pt" svg:y1="12.93pt" svg:x2="12.67pt" svg:y2="12.95pt">
              <text:p/>
            </draw:line>
          </table:table-cell>
          <table:table-cell table:style-name="ce3" table:number-columns-repeated="10"/>
          <table:table-cell table:style-name="ce3">
            <draw:line table:end-cell-address="'frame-read'.AF35" table:end-x="4.22pt" table:end-y="13.86pt" draw:z-index="53" draw:style-name="gr6" draw:text-style-name="P3" svg:x1="58.22pt" svg:y1="13.04pt" svg:x2="12.7pt" svg:y2="13.07pt">
              <text:p/>
            </draw:line>
          </table:table-cell>
          <table:table-cell table:style-name="ce3" table:number-columns-repeated="7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9" office:value-type="string" calcext:value-type="string" table:number-columns-spanned="8" table:number-rows-spanned="1">
            <text:p>(Y Swap – CL Swap)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 table:number-columns-repeated="4"/>
          <table:table-cell table:style-name="ce3">
            <draw:line table:end-cell-address="'frame-read'.BD35" table:end-x="4.08pt" table:end-y="13.78pt" draw:z-index="24" draw:style-name="gr6" draw:text-style-name="P3" svg:x1="58.08pt" svg:y1="12.95pt" svg:x2="12.56pt" svg:y2="12.98pt">
              <text:p/>
            </draw:line>
          </table:table-cell>
          <table:table-cell table:style-name="ce3" table:number-columns-repeated="10"/>
          <table:table-cell table:style-name="ce3">
            <draw:line table:end-cell-address="'frame-read'.BO35" table:end-x="4.28pt" table:end-y="13.86pt" draw:z-index="61" draw:style-name="gr6" draw:text-style-name="P3" svg:x1="58.28pt" svg:y1="13.04pt" svg:x2="12.76pt" svg:y2="13.07pt">
              <text:p/>
            </draw:line>
          </table:table-cell>
          <table:table-cell table:style-name="ce3" table:number-columns-repeated="7"/>
          <table:table-cell table:style-name="ce8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4">
          <table:table-cell/>
          <table:table-cell table:style-name="ce7"/>
          <table:table-cell table:style-name="ce1" table:number-columns-repeated="2"/>
          <table:table-cell table:style-name="ce14" office:value-type="string" calcext:value-type="string">
            <text:p/>
            <text:p/>
          </table:table-cell>
          <table:table-cell table:style-name="ce11" table:number-columns-repeated="7"/>
          <table:table-cell table:style-name="ce4" table:number-columns-repeated="2"/>
          <table:table-cell table:style-name="ce26"/>
          <table:table-cell table:style-name="ce14"/>
          <table:table-cell table:style-name="ce11" table:number-columns-repeated="8"/>
          <table:table-cell/>
          <table:table-cell table:style-name="ce26"/>
          <table:table-cell table:style-name="ce14"/>
          <table:table-cell table:style-name="ce11" table:number-columns-repeated="9"/>
          <table:table-cell table:style-name="ce7"/>
          <table:table-cell table:style-name="ce1" table:number-columns-repeated="2"/>
          <table:table-cell table:style-name="ce37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/>
          <table:table-cell table:style-name="ce11"/>
          <table:table-cell table:style-name="ce7"/>
          <table:table-cell table:number-columns-repeated="952"/>
        </table:table-row>
        <table:table-row table:style-name="ro2">
          <table:table-cell/>
          <table:table-cell table:style-name="ce5" table:number-columns-repeated="71"/>
          <table:table-cell table:style-name="ce4" table:number-columns-repeated="17"/>
          <table:table-cell table:number-columns-repeated="935"/>
        </table:table-row>
        <table:table-row table:style-name="ro4">
          <table:table-cell/>
          <table:table-cell table:style-name="ce5"/>
          <table:table-cell table:style-name="ce1" table:number-columns-repeated="22"/>
          <table:table-cell/>
          <table:table-cell table:style-name="ce1" table:number-columns-repeated="11"/>
          <table:table-cell table:style-name="ce5"/>
          <table:table-cell table:style-name="ce1" table:number-columns-repeated="2"/>
          <table:table-cell table:style-name="ce39" table:number-columns-repeated="5"/>
          <table:table-cell table:style-name="ce1" table:number-columns-repeated="3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/>
          <table:table-cell table:style-name="ce1"/>
          <table:table-cell table:style-name="ce5"/>
          <table:table-cell table:number-columns-repeated="952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5" table:number-columns-repeated="8"/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2">
            <draw:line table:end-cell-address="'frame-read'.W40" table:end-x="7.14pt" table:end-y="2.98pt" draw:z-index="38" draw:name="Straight Connector 5" draw:style-name="gr5" draw:text-style-name="P2" svg:x1="3.54pt" svg:y1="16.5pt" svg:x2="133.2pt" svg:y2="20.18pt">
              <text:p/>
            </draw:line>
          </table:table-cell>
          <table:table-cell table:style-name="ce32" table:number-columns-repeated="8"/>
          <table:table-cell table:style-name="ce3"/>
          <table:table-cell table:style-name="ce27"/>
          <table:table-cell table:style-name="ce32" table:number-columns-repeated="9"/>
          <table:table-cell table:style-name="ce36"/>
          <table:table-cell table:style-name="ce8"/>
          <table:table-cell table:style-name="ce13"/>
          <table:table-cell table:style-name="ce12" office:value-type="string" calcext:value-type="string">
            <text:p>–</text:p>
          </table:table-cell>
          <table:table-cell table:style-name="ce15" table:number-columns-repeated="8"/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2">
            <draw:line table:end-cell-address="'frame-read'.BF40" table:end-x="6.97pt" table:end-y="3.34pt" draw:z-index="44" draw:name="Straight Connector 5" draw:style-name="gr5" draw:text-style-name="P2" svg:x1="3.43pt" svg:y1="16.92pt" svg:x2="133.03pt" svg:y2="20.55pt">
              <text:p/>
            </draw:line>
          </table:table-cell>
          <table:table-cell table:style-name="ce32" table:number-columns-repeated="7"/>
          <table:table-cell table:style-name="ce27"/>
          <table:table-cell table:style-name="ce3"/>
          <table:table-cell table:style-name="ce27"/>
          <table:table-cell table:style-name="ce32" table:number-columns-repeated="8"/>
          <table:table-cell table:style-name="ce27"/>
          <table:table-cell table:style-name="ce36"/>
          <table:table-cell table:style-name="ce8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39" calcext:value-type="float">
            <text:p>39</text:p>
            <draw:line table:end-cell-address="'frame-read'.W41" table:end-x="6.83pt" table:end-y="3.03pt" draw:z-index="39" draw:name="Straight Connector 5" draw:style-name="gr5" draw:text-style-name="P2" svg:x1="1.81pt" svg:y1="16.44pt" svg:x2="132.83pt" svg:y2="20.24pt">
              <text:p/>
            </draw:line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2" calcext:value-type="float">
            <text:p>32</text:p>
          </table:table-cell>
          <table:table-cell table:style-name="ce27"/>
          <table:table-cell table:style-name="ce3"/>
          <table:table-cell table:style-name="ce27">
            <draw:line table:end-cell-address="'frame-read'.AA44" table:end-x="2.58pt" table:end-y="14.57pt" draw:z-index="68" draw:name="Straight Connector 5" draw:style-name="gr5" draw:text-style-name="P2" svg:x1="14.26pt" svg:y1="85.78pt" svg:x2="16.98pt" svg:y2="10.91pt">
              <text:p/>
            </draw:line>
          </table:table-cell>
          <table:table-cell table:style-name="ce16" office:value-type="float" office:value="35" calcext:value-type="float">
            <text:p>35</text:p>
            <draw:line table:end-cell-address="'frame-read'.AB44" table:end-x="2.61pt" table:end-y="14.88pt" draw:z-index="69" draw:name="Straight Connector 5" draw:style-name="gr5" draw:text-style-name="P2" svg:x1="17.66pt" svg:y1="86.09pt" svg:x2="20.61pt" svg:y2="10.18pt">
              <text:p/>
            </draw:line>
          </table:table-cell>
          <table:table-cell table:style-name="ce23" office:value-type="float" office:value="30" calcext:value-type="float">
            <text:p>30</text:p>
          </table:table-cell>
          <table:table-cell table:style-name="ce16" office:value-type="float" office:value="25" calcext:value-type="float">
            <text:p>25</text:p>
          </table:table-cell>
          <table:table-cell table:style-name="ce23" office:value-type="float" office:value="20" calcext:value-type="float">
            <text:p>20</text:p>
          </table:table-cell>
          <table:table-cell table:style-name="ce16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style-name="ce16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27"/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  <draw:line table:end-cell-address="'frame-read'.AT44" table:end-x="17.63pt" table:end-y="10.06pt" draw:z-index="32" draw:name="Straight Connector 22" draw:style-name="gr4" draw:text-style-name="P2" svg:x1="17.6pt" svg:y1="81.41pt" svg:x2="15.11pt" svg:y2="8.08pt">
              <text:p/>
            </draw:line>
          </table:table-cell>
          <table:table-cell table:style-name="ce17" office:value-type="float" office:value="7" calcext:value-type="float">
            <text:p>7</text:p>
            <draw:line table:end-cell-address="'frame-read'.AU44" table:end-x="17.04pt" table:end-y="10.97pt" draw:z-index="33" draw:name="Straight Connector 22" draw:style-name="gr4" draw:text-style-name="P2" svg:x1="17.04pt" svg:y1="80.82pt" svg:x2="15.17pt" svg:y2="8.08pt">
              <text:p/>
            </draw:line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39" calcext:value-type="float">
            <text:p>39</text:p>
            <draw:line table:end-cell-address="'frame-read'.BF41" table:end-x="7.54pt" table:end-y="2.92pt" draw:z-index="45" draw:name="Straight Connector 5" draw:style-name="gr5" draw:text-style-name="P2" svg:x1="2.69pt" svg:y1="16.92pt" svg:x2="133.54pt" svg:y2="20.13pt">
              <text:p/>
            </draw:line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38" calcext:value-type="float">
            <text:p>38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2" calcext:value-type="float">
            <text:p>22</text:p>
          </table:table-cell>
          <table:table-cell table:style-name="ce27"/>
          <table:table-cell table:style-name="ce3"/>
          <table:table-cell table:style-name="ce27">
            <draw:line table:end-cell-address="'frame-read'.BJ44" table:end-x="3.09pt" table:end-y="14.09pt" draw:z-index="78" draw:name="Straight Connector 5" draw:style-name="gr5" draw:text-style-name="P2" svg:x1="14.14pt" svg:y1="85.29pt" svg:x2="17.49pt" svg:y2="11.28pt">
              <text:p/>
            </draw:line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  <draw:line table:end-cell-address="'frame-read'.BK44" table:end-x="2.75pt" table:end-y="14.4pt" draw:z-index="79" draw:name="Straight Connector 5" draw:style-name="gr5" draw:text-style-name="P2" svg:x1="-0.03pt" svg:y1="85.61pt" svg:x2="2.75pt" svg:y2="11.28pt">
              <text:p/>
            </draw:line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31" calcext:value-type="float">
            <text:p>31</text:p>
          </table:table-cell>
          <table:table-cell table:style-name="ce23" office:value-type="float" office:value="30" calcext:value-type="float">
            <text:p>30</text:p>
          </table:table-cell>
          <table:table-cell table:style-name="ce30" office:value-type="float" office:value="29" calcext:value-type="float">
            <text:p>29</text:p>
          </table:table-cell>
          <table:table-cell table:style-name="ce23" office:value-type="float" office:value="28" calcext:value-type="float">
            <text:p>28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4" calcext:value-type="float">
            <text:p>24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6" calcext:value-type="float">
            <text:p>16</text:p>
          </table:table-cell>
          <table:table-cell table:style-name="ce23" office:value-type="float" office:value="11" calcext:value-type="float">
            <text:p>11</text:p>
          </table:table-cell>
          <table:table-cell table:style-name="ce16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27"/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23" office:value-type="float" office:value="14" calcext:value-type="float">
            <text:p>1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1" calcext:value-type="float">
            <text:p>21</text:p>
          </table:table-cell>
          <table:table-cell table:style-name="ce23" office:value-type="float" office:value="13" calcext:value-type="float">
            <text:p>1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6" calcext:value-type="float">
            <text:p>36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15" calcext:value-type="float">
            <text:p>15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8" calcext:value-type="float">
            <text:p>8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24" office:value-type="string" calcext:value-type="string">
            <text:p>–</text:p>
          </table:table-cell>
          <table:table-cell table:style-name="ce25" office:value-type="string" calcext:value-type="string">
            <text:p>→</text:p>
          </table:table-cell>
          <table:table-cell table:style-name="ce29"/>
          <table:table-cell table:style-name="ce30" office:value-type="float" office:value="23" calcext:value-type="float">
            <text:p>23</text:p>
          </table:table-cell>
          <table:table-cell table:style-name="ce23" office:value-type="float" office:value="22" calcext:value-type="float">
            <text:p>22</text:p>
          </table:table-cell>
          <table:table-cell table:style-name="ce30" office:value-type="float" office:value="21" calcext:value-type="float">
            <text:p>21</text:p>
          </table:table-cell>
          <table:table-cell table:style-name="ce23" office:value-type="float" office:value="20" calcext:value-type="float">
            <text:p>20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6" calcext:value-type="float">
            <text:p>16</text:p>
          </table:table-cell>
          <table:table-cell table:style-name="ce29"/>
          <table:table-cell table:style-name="ce25" office:value-type="string" calcext:value-type="string">
            <text:p>or</text:p>
          </table:table-cell>
          <table:table-cell table:style-name="ce29"/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27" calcext:value-type="float">
            <text:p>27</text:p>
          </table:table-cell>
          <table:table-cell table:style-name="ce23" office:value-type="float" office:value="22" calcext:value-type="float">
            <text:p>22</text:p>
          </table:table-cell>
          <table:table-cell table:style-name="ce16" office:value-type="float" office:value="17" calcext:value-type="float">
            <text:p>17</text:p>
          </table:table-cell>
          <table:table-cell table:style-name="ce23" office:value-type="float" office:value="12" calcext:value-type="float">
            <text:p>12</text:p>
          </table:table-cell>
          <table:table-cell table:style-name="ce16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29"/>
          <table:table-cell table:style-name="ce11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24" office:value-type="string" calcext:value-type="string">
            <text:p>–</text:p>
          </table:table-cell>
          <table:table-cell table:style-name="ce25" office:value-type="string" calcext:value-type="string">
            <text:p>→</text:p>
          </table:table-cell>
          <table:table-cell table:style-name="ce41"/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2" calcext:value-type="float">
            <text:p>1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9" calcext:value-type="float">
            <text:p>19</text:p>
          </table:table-cell>
          <table:table-cell table:style-name="ce23" office:value-type="float" office:value="11" calcext:value-type="float">
            <text:p>11</text:p>
          </table:table-cell>
          <table:table-cell table:style-name="ce41"/>
          <table:table-cell table:style-name="ce25" office:value-type="string" calcext:value-type="string">
            <text:p>or</text:p>
          </table:table-cell>
          <table:table-cell table:style-name="ce41"/>
          <table:table-cell table:style-name="ce16" office:value-type="float" office:value="23" calcext:value-type="float">
            <text:p>23</text:p>
          </table:table-cell>
          <table:table-cell table:style-name="ce23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style-name="ce23" office:value-type="float" office:value="20" calcext:value-type="float">
            <text:p>2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6" calcext:value-type="float">
            <text:p>16</text:p>
          </table:table-cell>
          <table:table-cell table:style-name="ce41"/>
          <table:table-cell table:style-name="ce11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24" calcext:value-type="float">
            <text:p>24</text:p>
            <draw:line table:end-cell-address="'frame-read'.L43" table:end-x="9.38pt" table:end-y="16.92pt" draw:z-index="31" draw:name="Straight Connector 17" draw:style-name="gr4" draw:text-style-name="P2" svg:x1="135.38pt" svg:y1="16.13pt" svg:x2="11.14pt" svg:y2="14.37pt">
              <text:p/>
            </draw:line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15" calcext:value-type="float">
            <text:p>15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3" calcext:value-type="float">
            <text:p>33</text:p>
          </table:table-cell>
          <table:table-cell table:style-name="ce23" office:value-type="float" office:value="28" calcext:value-type="float">
            <text:p>2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8" calcext:value-type="float">
            <text:p>18</text:p>
          </table:table-cell>
          <table:table-cell table:style-name="ce23" office:value-type="float" office:value="13" calcext:value-type="float">
            <text:p>13</text:p>
          </table:table-cell>
          <table:table-cell table:style-name="ce16" office:value-type="float" office:value="8" calcext:value-type="float">
            <text:p>8</text:p>
          </table:table-cell>
          <table:table-cell table:style-name="ce30" office:value-type="float" office:value="3" calcext:value-type="float">
            <text:p>3</text:p>
          </table:table-cell>
          <table:table-cell table:style-name="ce27"/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8" calcext:value-type="float">
            <text:p>18</text:p>
          </table:table-cell>
          <table:table-cell table:style-name="ce23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5" calcext:value-type="float">
            <text:p>25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31" calcext:value-type="float">
            <text:p>31</text:p>
          </table:table-cell>
          <table:table-cell table:style-name="ce23" office:value-type="float" office:value="30" calcext:value-type="float">
            <text:p>30</text:p>
          </table:table-cell>
          <table:table-cell table:style-name="ce16" office:value-type="float" office:value="29" calcext:value-type="float">
            <text:p>29</text:p>
          </table:table-cell>
          <table:table-cell table:style-name="ce23" office:value-type="float" office:value="28" calcext:value-type="float">
            <text:p>2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4" calcext:value-type="float">
            <text:p>24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32" calcext:value-type="float">
            <text:p>32</text:p>
            <draw:line table:end-cell-address="'frame-read'.L44" table:end-x="9.27pt" table:end-y="16.53pt" draw:z-index="3" draw:name="Straight Connector 17" draw:style-name="gr4" draw:text-style-name="P2" svg:x1="135.27pt" svg:y1="15.73pt" svg:x2="11.03pt" svg:y2="13.97pt">
              <text:p/>
            </draw:line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19" calcext:value-type="float">
            <text:p>19</text:p>
          </table:table-cell>
          <table:table-cell table:style-name="ce23" office:value-type="float" office:value="14" calcext:value-type="float">
            <text:p>14</text:p>
          </table:table-cell>
          <table:table-cell table:style-name="ce16" office:value-type="float" office:value="9" calcext:value-type="float">
            <text:p>9</text:p>
          </table:table-cell>
          <table:table-cell table:style-name="ce30" office:value-type="float" office:value="4" calcext:value-type="float">
            <text:p>4</text:p>
          </table:table-cell>
          <table:table-cell table:style-name="ce27"/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0" calcext:value-type="float">
            <text:p>0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2" calcext:value-type="float">
            <text:p>32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8" office:value-type="string" calcext:value-type="string" table:number-columns-spanned="8" table:number-rows-spanned="1">
            <text:p>FRAME BUFFER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/>
          <table:table-cell table:style-name="ce28" office:value-type="string" calcext:value-type="string" table:number-columns-spanned="10" table:number-rows-spanned="1">
            <text:p>SCREEN (Landscape)</text:p>
          </table:table-cell>
          <table:covered-table-cell table:number-columns-repeated="3" table:style-name="ce3"/>
          <table:covered-table-cell table:style-name="ce3">
            <draw:line table:end-cell-address="'frame-read'.S46" table:end-x="17.15pt" table:end-y="11pt" draw:z-index="25" draw:style-name="gr6" draw:text-style-name="P3" svg:x1="17.15pt" svg:y1="28.2pt" svg:x2="17.15pt" svg:y2="15.42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28" office:value-type="string" calcext:value-type="string" table:number-columns-spanned="10" table:number-rows-spanned="1">
            <text:p>SCREEN (Portrait refresh)</text:p>
          </table:table-cell>
          <table:covered-table-cell table:number-columns-repeated="3" table:style-name="ce3"/>
          <table:covered-table-cell table:style-name="ce3">
            <draw:line table:end-cell-address="'frame-read'.AD45" table:end-x="17.32pt" table:end-y="16.36pt" draw:z-index="54" draw:style-name="gr6" draw:text-style-name="P3" svg:x1="17.29pt" svg:y1="28.32pt" svg:x2="17.29pt" svg:y2="15.53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8" office:value-type="string" calcext:value-type="string" table:number-columns-spanned="8" table:number-rows-spanned="1">
            <text:p>FRAME BUFFER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/>
          <table:table-cell table:style-name="ce28" office:value-type="string" calcext:value-type="string" table:number-columns-spanned="10" table:number-rows-spanned="1">
            <text:p>SCREEN (Landscape)</text:p>
          </table:table-cell>
          <table:covered-table-cell table:number-columns-repeated="3" table:style-name="ce3"/>
          <table:covered-table-cell table:style-name="ce3">
            <draw:line table:end-cell-address="'frame-read'.BB46" table:end-x="17.18pt" table:end-y="10.83pt" draw:z-index="27" draw:style-name="gr6" draw:text-style-name="P3" svg:x1="17.18pt" svg:y1="28.03pt" svg:x2="17.18pt" svg:y2="15.25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28" office:value-type="string" calcext:value-type="string" table:number-columns-spanned="10" table:number-rows-spanned="1">
            <text:p>SCREEN (Portrait refresh)</text:p>
          </table:table-cell>
          <table:covered-table-cell table:number-columns-repeated="3" table:style-name="ce3"/>
          <table:covered-table-cell table:style-name="ce3">
            <draw:line table:end-cell-address="'frame-read'.BM45" table:end-x="17.74pt" table:end-y="16.24pt" draw:z-index="62" draw:style-name="gr6" draw:text-style-name="P3" svg:x1="17.72pt" svg:y1="28.2pt" svg:x2="17.72pt" svg:y2="15.42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8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9" office:value-type="string" calcext:value-type="string" table:number-columns-spanned="8" table:number-rows-spanned="1">
            <text:p>(X Swap – Y Swap)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 table:number-columns-repeated="4"/>
          <table:table-cell table:style-name="ce3">
            <draw:line table:end-cell-address="'frame-read'.U46" table:end-x="4.08pt" table:end-y="13.69pt" draw:z-index="26" draw:style-name="gr6" draw:text-style-name="P3" svg:x1="58.08pt" svg:y1="12.87pt" svg:x2="12.56pt" svg:y2="12.9pt">
              <text:p/>
            </draw:line>
          </table:table-cell>
          <table:table-cell table:style-name="ce3" table:number-columns-repeated="10"/>
          <table:table-cell table:style-name="ce3">
            <draw:line table:end-cell-address="'frame-read'.AF46" table:end-x="4.22pt" table:end-y="13.8pt" draw:z-index="55" draw:style-name="gr6" draw:text-style-name="P3" svg:x1="58.22pt" svg:y1="12.98pt" svg:x2="12.7pt" svg:y2="13.01pt">
              <text:p/>
            </draw:line>
          </table:table-cell>
          <table:table-cell table:style-name="ce3" table:number-columns-repeated="7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40" office:value-type="string" calcext:value-type="string" table:number-columns-spanned="8" table:number-rows-spanned="1">
            <text:p>(X Swap – Y Swap – CL Swap)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 table:number-columns-repeated="4"/>
          <table:table-cell table:style-name="ce3">
            <draw:line table:end-cell-address="'frame-read'.BD46" table:end-x="4.11pt" table:end-y="13.52pt" draw:z-index="28" draw:style-name="gr6" draw:text-style-name="P3" svg:x1="58.11pt" svg:y1="12.7pt" svg:x2="12.59pt" svg:y2="12.73pt">
              <text:p/>
            </draw:line>
          </table:table-cell>
          <table:table-cell table:style-name="ce3" table:number-columns-repeated="10"/>
          <table:table-cell table:style-name="ce3">
            <draw:line table:end-cell-address="'frame-read'.BO46" table:end-x="4.65pt" table:end-y="13.69pt" draw:z-index="63" draw:style-name="gr6" draw:text-style-name="P3" svg:x1="58.65pt" svg:y1="12.87pt" svg:x2="13.12pt" svg:y2="12.9pt">
              <text:p/>
            </draw:line>
          </table:table-cell>
          <table:table-cell table:style-name="ce3" table:number-columns-repeated="7"/>
          <table:table-cell table:style-name="ce8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4">
          <table:table-cell/>
          <table:table-cell table:style-name="ce7"/>
          <table:table-cell table:style-name="ce1" table:number-columns-repeated="2"/>
          <table:table-cell table:style-name="ce14" office:value-type="string" calcext:value-type="string">
            <text:p/>
            <text:p/>
          </table:table-cell>
          <table:table-cell table:style-name="ce11" table:number-columns-repeated="7"/>
          <table:table-cell table:style-name="ce4" table:number-columns-repeated="2"/>
          <table:table-cell table:style-name="ce26"/>
          <table:table-cell table:style-name="ce14"/>
          <table:table-cell table:style-name="ce11" table:number-columns-repeated="8"/>
          <table:table-cell/>
          <table:table-cell table:style-name="ce26"/>
          <table:table-cell table:style-name="ce14"/>
          <table:table-cell table:style-name="ce11" table:number-columns-repeated="9"/>
          <table:table-cell table:style-name="ce7"/>
          <table:table-cell table:style-name="ce1" table:number-columns-repeated="2"/>
          <table:table-cell table:style-name="ce37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/>
          <table:table-cell table:style-name="ce11"/>
          <table:table-cell table:style-name="ce7"/>
          <table:table-cell table:number-columns-repeated="952"/>
        </table:table-row>
        <table:table-row table:style-name="ro6">
          <table:table-cell/>
          <table:table-cell table:style-name="ce5" table:number-columns-repeated="71"/>
          <table:table-cell table:style-name="ce4" table:number-columns-repeated="17"/>
          <table:table-cell table:number-columns-repeated="935"/>
        </table:table-row>
        <table:table-row table:style-name="ro7" table:number-rows-repeated="10">
          <table:table-cell/>
          <table:table-cell table:style-name="ce4"/>
          <table:table-cell table:style-name="ce1" table:number-columns-repeated="22"/>
          <table:table-cell/>
          <table:table-cell table:style-name="ce1" table:number-columns-repeated="11"/>
          <table:table-cell table:style-name="ce4"/>
          <table:table-cell table:style-name="ce1" table:number-columns-repeated="10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/>
          <table:table-cell table:style-name="ce1"/>
          <table:table-cell table:style-name="ce4"/>
          <table:table-cell table:number-columns-repeated="31"/>
          <table:table-cell table:style-name="ce1" table:number-columns-repeated="907"/>
          <table:table-cell table:number-columns-repeated="14"/>
        </table:table-row>
        <table:table-row table:style-name="ro7" table:number-rows-repeated="2">
          <table:table-cell/>
          <table:table-cell table:style-name="ce4"/>
          <table:table-cell table:style-name="ce1" table:number-columns-repeated="2"/>
          <table:table-cell table:style-name="ce11" table:number-columns-repeated="8"/>
          <table:table-cell table:style-name="ce1" table:number-columns-repeated="12"/>
          <table:table-cell/>
          <table:table-cell table:style-name="ce1" table:number-columns-repeated="11"/>
          <table:table-cell table:style-name="ce4"/>
          <table:table-cell table:style-name="ce1" table:number-columns-repeated="10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/>
          <table:table-cell table:style-name="ce1"/>
          <table:table-cell table:style-name="ce4"/>
          <table:table-cell table:number-columns-repeated="31"/>
          <table:table-cell table:style-name="ce1" table:number-columns-repeated="907"/>
          <table:table-cell table:number-columns-repeated="14"/>
        </table:table-row>
        <table:table-row table:style-name="ro7" table:number-rows-repeated="7">
          <table:table-cell/>
          <table:table-cell table:style-name="ce4"/>
          <table:table-cell table:style-name="ce1" table:number-columns-repeated="22"/>
          <table:table-cell/>
          <table:table-cell table:style-name="ce1" table:number-columns-repeated="11"/>
          <table:table-cell table:style-name="ce4"/>
          <table:table-cell table:style-name="ce1" table:number-columns-repeated="10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/>
          <table:table-cell table:style-name="ce1"/>
          <table:table-cell table:style-name="ce4"/>
          <table:table-cell table:number-columns-repeated="31"/>
          <table:table-cell table:style-name="ce1" table:number-columns-repeated="907"/>
          <table:table-cell table:number-columns-repeated="14"/>
        </table:table-row>
        <table:table-row table:style-name="ro7">
          <table:table-cell/>
          <table:table-cell table:style-name="ce4"/>
          <table:table-cell table:style-name="ce1" table:number-columns-repeated="2"/>
          <table:table-cell table:style-name="ce11" table:number-columns-repeated="8"/>
          <table:table-cell table:style-name="ce1" table:number-columns-repeated="12"/>
          <table:table-cell/>
          <table:table-cell table:style-name="ce1" table:number-columns-repeated="11"/>
          <table:table-cell table:style-name="ce4"/>
          <table:table-cell table:style-name="ce1" table:number-columns-repeated="10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/>
          <table:table-cell table:style-name="ce1"/>
          <table:table-cell table:style-name="ce4"/>
          <table:table-cell table:number-columns-repeated="31"/>
          <table:table-cell table:style-name="ce1" table:number-columns-repeated="907"/>
          <table:table-cell table:number-columns-repeated="14"/>
        </table:table-row>
        <table:table-row table:style-name="ro7">
          <table:table-cell table:number-columns-repeated="2"/>
          <table:table-cell table:style-name="ce1" table:number-columns-repeated="2"/>
          <table:table-cell table:style-name="ce21" table:number-columns-repeated="8"/>
          <table:table-cell table:number-columns-repeated="1012"/>
        </table:table-row>
        <table:table-row table:style-name="ro7" table:number-rows-repeated="9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7" table:number-rows-repeated="1048494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2" svg:font-family="Calibri" style:font-adornments="Light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draw:marker draw:name="msArrowEnd_20_8" draw:display-name="msArrowEnd 8" svg:viewBox="0 0 500 300" svg:d="M250 0l250 300h-500z"/>
    <draw:stroke-dash draw:name="Fine_20_Dashed" draw:display-name="Fine Dashed" draw:style="rect" draw:dots1="1" draw:dots1-length="197%" draw:distance="197%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ram-sw-interface-ext" style:display-name="PageStyle_vram-sw-interface-ex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am-sw-interface" style:display-name="PageStyle_vram-sw-interfa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nt" style:display-name="PageStyle_fo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fx_5f_16bpp_5f_demo_5f_1" style:display-name="PageStyle_gfx_16bpp_demo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lette" style:display-name="PageStyle_palet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ame-read" style:display-name="PageStyle_frame-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fx_5f_16bpp_5f_demo_5f_2" style:display-name="PageStyle_gfx_16bpp_demo_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Girard</meta:initial-creator>
    <meta:creation-date>2016-03-04T22:25:26</meta:creation-date>
    <dc:date>2016-10-04T00:36:26.475377000</dc:date>
    <meta:generator>LibreOffice_Vanilla/5.2.1.4$MacOSX_X86_64 LibreOffice_project/e145cf15d1b452e575867b990095d176cf53383c</meta:generator>
    <meta:editing-duration>PT3H32M57S</meta:editing-duration>
    <meta:editing-cycles>66</meta:editing-cycles>
    <meta:document-statistic meta:table-count="1" meta:cell-count="1145" meta:object-count="84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